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461cm"/>
    </style:style>
    <style:style style:name="co13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4.048cm"/>
    </style:style>
    <style:style style:name="co5" style:family="table-column">
      <style:table-column-properties fo:break-before="auto" style:column-width="13.573cm"/>
    </style:style>
    <style:style style:name="co6" style:family="table-column">
      <style:table-column-properties fo:break-before="auto" style:column-width="3.493cm"/>
    </style:style>
    <style:style style:name="co8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8.599cm"/>
    </style:style>
    <style:style style:name="co10" style:family="table-column">
      <style:table-column-properties fo:break-before="auto" style:column-width="2.408cm"/>
    </style:style>
    <style:style style:name="co12" style:family="table-column">
      <style:table-column-properties fo:break-before="auto" style:column-width="1.667cm"/>
    </style:style>
    <style:style style:name="co14" style:family="table-column">
      <style:table-column-properties fo:break-before="auto" style:column-width="3.704cm"/>
    </style:style>
    <style:style style:name="co15" style:family="table-column">
      <style:table-column-properties fo:break-before="auto" style:column-width="18.468cm"/>
    </style:style>
    <style:style style:name="co16" style:family="table-column">
      <style:table-column-properties fo:break-before="auto" style:column-width="8.176cm"/>
    </style:style>
    <style:style style:name="ro5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ro4" style:family="table-row">
      <style:table-row-properties style:row-height="1.02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2" style:family="table-cell" style:parent-style-name="Default" style:data-style-name="N0">
      <style:text-properties fo:color="#c41a16"/>
    </style:style>
    <style:style style:name="ce4" style:family="table-cell" style:parent-style-name="Default" style:data-style-name="N0">
      <style:text-properties fo:color="#0000ff" fo:font-size="10pt" style:font-size-asian="10pt" style:font-size-complex="10pt"/>
    </style:style>
    <style:style style:name="ce5" style:family="table-cell" style:parent-style-name="Default" style:data-style-name="N0">
      <style:table-cell-properties fo:wrap-option="wrap" style:vertical-align="top"/>
      <style:text-properties fo:color="#0000ff"/>
    </style:style>
    <style:style style:name="ce6" style:family="table-cell" style:parent-style-name="Default" style:data-style-name="N0">
      <style:table-cell-properties style:vertical-align="top"/>
      <style:text-properties fo:color="#0000ff"/>
    </style:style>
    <style:style style:name="ce7" style:family="table-cell" style:parent-style-name="Default" style:data-style-name="N0">
      <style:text-properties fo:color="#0000ff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wrap-option="wrap" style:vertical-align="top"/>
    </style:style>
    <style:style style:name="ce13" style:family="table-cell" style:parent-style-name="Default" style:data-style-name="N0">
      <style:table-cell-properties style:vertical-align="top"/>
      <style:text-properties fo:color="#0000ff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top"/>
      <style:text-properties fo:color="#0000ff"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4" table:default-cell-style-name="ce8"/>
        <table:table-column table:style-name="co5" table:default-cell-style-name="ce11"/>
        <table:table-column table:style-name="co6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251" table:default-cell-style-name="ce8"/>
        <table:table-column table:style-name="co10" table:number-columns-repeated="766" table:default-cell-style-name="ce1"/>
        <table:table-column table:style-name="co7" table:default-cell-style-name="ce1"/>
        <table:table-row table:style-name="ro2">
          <table:table-cell table:style-name="ce9" office:value-type="string">
            <text:p>RuleID</text:p>
          </table:table-cell>
          <table:table-cell table:style-name="ce10" office:value-type="string">
            <text:p>rulenote</text:p>
          </table:table-cell>
          <table:table-cell table:style-name="ce9" office:value-type="string">
            <text:p>target</text:p>
          </table:table-cell>
          <table:table-cell table:style-name="ce9" office:value-type="string">
            <text:p>errorlevel</text:p>
          </table:table-cell>
          <table:table-cell table:style-name="ce9" office:value-type="string">
            <text:p>source</text:p>
          </table:table-cell>
          <table:table-cell table:style-name="ce9" table:number-columns-repeated="1019"/>
        </table:table-row>
        <table:table-row table:style-name="ro3">
          <table:table-cell table:style-name="ce4" office:value-type="string">
            <text:p>BIICORE-T01-R000</text:p>
          </table:table-cell>
          <table:table-cell table:style-name="ce5" office:value-type="string">
            <text:p>This XML instance is NOT a core BiiTrdm001 transaction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style-name="ce5"/>
          <table:table-cell table:style-name="ce6" table:number-columns-repeated="251"/>
          <table:table-cell table:style-name="ce7" table:number-columns-repeated="767"/>
        </table:table-row>
        <table:table-row table:style-name="ro3">
          <table:table-cell table:style-name="ce4" office:value-type="string">
            <text:p>BIICORE-T01-R001</text:p>
          </table:table-cell>
          <table:table-cell table:style-name="ce5" office:value-type="string">
            <text:p>An Order SHOULD not contain empty elements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style-name="ce5"/>
          <table:table-cell table:style-name="ce6" table:number-columns-repeated="251"/>
          <table:table-cell table:style-name="ce7" table:number-columns-repeated="767"/>
        </table:table-row>
        <table:table-row table:style-name="ro4">
          <table:table-cell table:style-name="ce4" office:value-type="string">
            <text:p>BIICORE-T01-R00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0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0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0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0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0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0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0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1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1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1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1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1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1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1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1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1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1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2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2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2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2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2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2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2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2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2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2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3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3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3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3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3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3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3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3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3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3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4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4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4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4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4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4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4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4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4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4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5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5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5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5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5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5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5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5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5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5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6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6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6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6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6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6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6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6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6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6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7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7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7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7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7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7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7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7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7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7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8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8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8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8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8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8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8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8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8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8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9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9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9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9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9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9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9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9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9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09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0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0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0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0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0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0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0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0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0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0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1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1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1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1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1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1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1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1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1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1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2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2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2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2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2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2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2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2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2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2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3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3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3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3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3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3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3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3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3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3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4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4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4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4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4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4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4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4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4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4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5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5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5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5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5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5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5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5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5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5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6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6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6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6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6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6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6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6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6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6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7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7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7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7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7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7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7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7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7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7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8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8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8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8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8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8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8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8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8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8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9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9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9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9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9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9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9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9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9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19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0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0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0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0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0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0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0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0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0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0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1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1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1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1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1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1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1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1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1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1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2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2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2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2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2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2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2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2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2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2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3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3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3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3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3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3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3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3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3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3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4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4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4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4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4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4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4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4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4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4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5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5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5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5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5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5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5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5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5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5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6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6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6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6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6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6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6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6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6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6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7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7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7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7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7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7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7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7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7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7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8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8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8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8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8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8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8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8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8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8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9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9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9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9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9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9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9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9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9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29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0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0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0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0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0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0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0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0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0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1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1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1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1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1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1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1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1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1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1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2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2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2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2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2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2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2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2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2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2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3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3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3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3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3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3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3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3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3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3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4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4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4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4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4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4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4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4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4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4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5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5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5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5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5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5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5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5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5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5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6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6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6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6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6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6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6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6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6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6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7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7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7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7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7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7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7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7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7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7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8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8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8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8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8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8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8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8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8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8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9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9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9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9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9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9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9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9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9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39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0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0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0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0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0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0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0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0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0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0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1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1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1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1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1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1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16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1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1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1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2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2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2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2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2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2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25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27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28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29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30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31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32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33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BIICORE-T01-R434</text:p>
          </table:table-cell>
          <table:table-cell table:style-name="ce5" office:value-type="string">
            <text:p>A conformant CEN BII Order core data model SHOULD not have data elements not in the core.</text:p>
          </table:table-cell>
          <table:table-cell table:style-name="ce6" office:value-type="string">
            <text:p>Ord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BIICORE-T01-R435</text:p>
          </table:table-cell>
          <table:table-cell table:style-name="ce5" office:value-type="string">
            <text:p>Element 'PartyIdentification' may occur at maximum 1 times.</text:p>
          </table:table-cell>
          <table:table-cell table:style-name="ce6" office:value-type="string">
            <text:p>Custom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BIICORE-T01-R436</text:p>
          </table:table-cell>
          <table:table-cell table:style-name="ce5" office:value-type="string">
            <text:p>Element 'PartyName' must occur exactly 1 times.</text:p>
          </table:table-cell>
          <table:table-cell table:style-name="ce6" office:value-type="string">
            <text:p>Custom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BIICORE-T01-R437</text:p>
          </table:table-cell>
          <table:table-cell table:style-name="ce5" office:value-type="string">
            <text:p>Element 'PartyLegalEntity' may occur at maximum 1 times.</text:p>
          </table:table-cell>
          <table:table-cell table:style-name="ce6" office:value-type="string">
            <text:p>Custom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BIICORE-T01-R438</text:p>
          </table:table-cell>
          <table:table-cell table:style-name="ce5" office:value-type="string">
            <text:p>Element 'PartyIdentification' may occur at maximum 1 times.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BIICORE-T01-R439</text:p>
          </table:table-cell>
          <table:table-cell table:style-name="ce5" office:value-type="string">
            <text:p>Element 'PartyName' must occur exactly 1 times.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BIICORE-T01-R440</text:p>
          </table:table-cell>
          <table:table-cell table:style-name="ce5" office:value-type="string">
            <text:p>Element 'PartyLegalEntity' may occur at maximum 1 times.</text:p>
          </table:table-cell>
          <table:table-cell table:style-name="ce6" office:value-type="string">
            <text:p>Supplie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BIICORE-T01-R441</text:p>
          </table:table-cell>
          <table:table-cell table:style-name="ce5" office:value-type="string">
            <text:p>Element 'Description' may occur at maximum 1 times.</text:p>
          </table:table-cell>
          <table:table-cell table:style-name="ce6" office:value-type="string">
            <text:p>Item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BIICORE-T01-R442</text:p>
          </table:table-cell>
          <table:table-cell table:style-name="ce5" office:value-type="string">
            <text:p>Element 'PartyIdentification' may occur at maximum 1 times.</text:p>
          </table:table-cell>
          <table:table-cell table:style-name="ce6" office:value-type="string">
            <text:p>Originato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BIICORE-T01-R443</text:p>
          </table:table-cell>
          <table:table-cell table:style-name="ce5" office:value-type="string">
            <text:p>Element 'PartyName' may occur at maximum 1 times</text:p>
          </table:table-cell>
          <table:table-cell table:style-name="ce6" office:value-type="string">
            <text:p>Originator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BIICORE-T01-R444</text:p>
          </table:table-cell>
          <table:table-cell table:style-name="ce1" office:value-type="string">
            <text:p>Element 'Note' may occur at maximum 1 times.</text:p>
          </table:table-cell>
          <table:table-cell table:style-name="ce1" office:value-type="string">
            <text:p>Order</text:p>
          </table:table-cell>
          <table:table-cell table:style-name="ce1" office:value-type="string">
            <text:p>warning</text:p>
          </table:table-cell>
          <table:table-cell table:style-name="ce1" office:value-type="string">
            <text:p>T0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BIICORE-T01-R445</text:p>
          </table:table-cell>
          <table:table-cell table:style-name="ce1" office:value-type="string">
            <text:p>Element 'Validity Period' may occur at maximum 1 times.</text:p>
          </table:table-cell>
          <table:table-cell table:style-name="ce1" office:value-type="string">
            <text:p>Order</text:p>
          </table:table-cell>
          <table:table-cell table:style-name="ce1" office:value-type="string">
            <text:p>warning</text:p>
          </table:table-cell>
          <table:table-cell table:style-name="ce1" office:value-type="string">
            <text:p>T0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BIICORE-T01-R446</text:p>
          </table:table-cell>
          <table:table-cell table:style-name="ce1" office:value-type="string">
            <text:p>Element 'Order Document Reference' may occur at maximum 1 times.</text:p>
          </table:table-cell>
          <table:table-cell table:style-name="ce1" office:value-type="string">
            <text:p>Order</text:p>
          </table:table-cell>
          <table:table-cell table:style-name="ce1" office:value-type="string">
            <text:p>warning</text:p>
          </table:table-cell>
          <table:table-cell table:style-name="ce1" office:value-type="string">
            <text:p>T0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BIICORE-T01-R447</text:p>
          </table:table-cell>
          <table:table-cell table:style-name="ce1" office:value-type="string">
            <text:p>Element 'Contract' may occur at maximum 1 times.</text:p>
          </table:table-cell>
          <table:table-cell table:style-name="ce1" office:value-type="string">
            <text:p>Order</text:p>
          </table:table-cell>
          <table:table-cell table:style-name="ce1" office:value-type="string">
            <text:p>warning</text:p>
          </table:table-cell>
          <table:table-cell table:style-name="ce1" office:value-type="string">
            <text:p>T0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BIICORE-T01-R448</text:p>
          </table:table-cell>
          <table:table-cell table:style-name="ce1" office:value-type="string">
            <text:p>Element 'Delivery' may occur at maximum 1 times.</text:p>
          </table:table-cell>
          <table:table-cell table:style-name="ce1" office:value-type="string">
            <text:p>Order</text:p>
          </table:table-cell>
          <table:table-cell table:style-name="ce1" office:value-type="string">
            <text:p>warning</text:p>
          </table:table-cell>
          <table:table-cell table:style-name="ce1" office:value-type="string">
            <text:p>T0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BIICORE-T01-R449</text:p>
          </table:table-cell>
          <table:table-cell table:style-name="ce5" office:value-type="string">
            <text:p>Element 'PartyName' may occur at maximum 1 times</text:p>
          </table:table-cell>
          <table:table-cell table:style-name="ce6" office:value-type="string">
            <text:p>Delivery Party</text:p>
          </table:table-cell>
          <table:table-cell table:style-name="ce6" office:value-type="string">
            <text:p>warning</text:p>
          </table:table-cell>
          <table:table-cell table:style-name="ce6" office:value-type="string">
            <text:p>T01</text:p>
          </table:table-cell>
          <table:table-cell table:number-columns-repeated="1019"/>
        </table:table-row>
        <table:table-row table:style-name="ro6" table:number-rows-repeated="6508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BL" table:style-name="ta1">
        <table:table-column table:style-name="co12" table:default-cell-style-name="ce8"/>
        <table:table-column table:style-name="co14" table:default-cell-style-name="ce8"/>
        <table:table-column table:style-name="co15" table:default-cell-style-name="ce5"/>
        <table:table-column table:style-name="co11" table:default-cell-style-name="ce1"/>
        <table:table-column table:style-name="co16" table:default-cell-style-name="ce1"/>
        <table:table-column table:style-name="co11" table:number-columns-repeated="1018" table:default-cell-style-name="ce1"/>
        <table:table-column table:style-name="co7" table:default-cell-style-name="ce1"/>
        <table:table-row table:style-name="ro6">
          <table:table-cell table:style-name="ce9" office:value-type="string">
            <text:p>Source</text:p>
          </table:table-cell>
          <table:table-cell table:style-name="ce9" office:value-type="string">
            <text:p>Rule ID</text:p>
          </table:table-cell>
          <table:table-cell table:style-name="ce9" office:value-type="string">
            <text:p>Predicate</text:p>
          </table:table-cell>
          <table:table-cell table:style-name="ce9" office:value-type="string">
            <text:p>Prerequisite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00</text:p>
          </table:table-cell>
          <table:table-cell table:style-name="ce13" office:value-type="string">
            <text:p>contains(cbc:CustomizationID, 'urn:www.cenbii.eu:transaction:biicoretrdm001:ver1.0')</text:p>
          </table:table-cell>
          <table:table-cell table:style-name="ce9"/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01</text:p>
          </table:table-cell>
          <table:table-cell table:style-name="ce1" office:value-type="string">
            <text:p>not(count(//*[not(text())]) &gt; 0)</text:p>
          </table:table-cell>
          <table:table-cell table:style-name="ce14"/>
          <table:table-cell table:number-columns-repeated="17"/>
          <table:table-cell table:style-name="ce6" table:number-columns-repeated="236"/>
          <table:table-cell table:style-name="ce7" table:number-columns-repeated="766"/>
          <table:table-cell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02</text:p>
          </table:table-cell>
          <table:table-cell table:style-name="ce1" office:value-type="string">
            <text:p>not(cbc:SalesOrder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03</text:p>
          </table:table-cell>
          <table:table-cell table:style-name="ce1" office:value-type="string">
            <text:p>not(cbc:Copy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04</text:p>
          </table:table-cell>
          <table:table-cell table:style-name="ce1" office:value-type="string">
            <text:p>not(cbc:UU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05</text:p>
          </table:table-cell>
          <table:table-cell table:style-name="ce1" office:value-type="string">
            <text:p>not(cbc:RequestedInvoiceCurrency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06</text:p>
          </table:table-cell>
          <table:table-cell table:style-name="ce1" office:value-type="string">
            <text:p>not(cbc:PricingCurrency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07</text:p>
          </table:table-cell>
          <table:table-cell table:style-name="ce1" office:value-type="string">
            <text:p>not(cbc:TaxCurrency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08</text:p>
          </table:table-cell>
          <table:table-cell table:style-name="ce1" office:value-type="string">
            <text:p>not(cbc:CustomerReferenc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09</text:p>
          </table:table-cell>
          <table:table-cell table:style-name="ce1" office:value-type="string">
            <text:p>not(cbc:AccountingCost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10</text:p>
          </table:table-cell>
          <table:table-cell table:style-name="ce1" office:value-type="string">
            <text:p>not(cbc:LineCountNumeric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11</text:p>
          </table:table-cell>
          <table:table-cell table:style-name="ce1" office:value-type="string">
            <text:p>not(cac:ValidityPeriod/cbc:StartDa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12</text:p>
          </table:table-cell>
          <table:table-cell table:style-name="ce1" office:value-type="string">
            <text:p>not(cac:ValidityPeriod/cbc:StartTi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13</text:p>
          </table:table-cell>
          <table:table-cell table:style-name="ce1" office:value-type="string">
            <text:p>not(cac:ValidityPeriod/cbc:EndTi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14</text:p>
          </table:table-cell>
          <table:table-cell table:style-name="ce1" office:value-type="string">
            <text:p>not(cac:ValidityPeriod/cbc:DurationMeasur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15</text:p>
          </table:table-cell>
          <table:table-cell table:style-name="ce1" office:value-type="string">
            <text:p>not(cac:ValidityPeriod/cbc:Descrip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16</text:p>
          </table:table-cell>
          <table:table-cell table:style-name="ce1" office:value-type="string">
            <text:p>not(cac:ValidityPeriod/cbc:Description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17</text:p>
          </table:table-cell>
          <table:table-cell table:style-name="ce1" office:value-type="string">
            <text:p>not(cac:QuotationDocumentReference/cbc:Copy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18</text:p>
          </table:table-cell>
          <table:table-cell table:style-name="ce1" office:value-type="string">
            <text:p>not(cac:QuotationDocumentReference/cbc:UU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19</text:p>
          </table:table-cell>
          <table:table-cell table:style-name="ce1" office:value-type="string">
            <text:p>not(cac:QuotationDocumentReference/cbc:IssueDa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20</text:p>
          </table:table-cell>
          <table:table-cell table:style-name="ce1" office:value-type="string">
            <text:p>not(cac:QuotationDocumentReference/cbc:DocumentType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21</text:p>
          </table:table-cell>
          <table:table-cell table:style-name="ce1" office:value-type="string">
            <text:p>not(cac:QuotationDocumentReference/cbc:DocumentTyp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22</text:p>
          </table:table-cell>
          <table:table-cell table:style-name="ce1" office:value-type="string">
            <text:p>not(cac:QuotationDocumentReference/cbc:XPath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23</text:p>
          </table:table-cell>
          <table:table-cell table:style-name="ce1" office:value-type="string">
            <text:p>not(cac:QuotationDocumentReference/cac:Attachmen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24</text:p>
          </table:table-cell>
          <table:table-cell table:style-name="ce1" office:value-type="string">
            <text:p>not(cac:OrderDocumentReference/cbc:Copy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25</text:p>
          </table:table-cell>
          <table:table-cell table:style-name="ce1" office:value-type="string">
            <text:p>not(cac:OrderDocumentReference/cbc:UU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26</text:p>
          </table:table-cell>
          <table:table-cell table:style-name="ce1" office:value-type="string">
            <text:p>not(cac:OrderDocumentReference/cbc:IssueDa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27</text:p>
          </table:table-cell>
          <table:table-cell table:style-name="ce1" office:value-type="string">
            <text:p>not(cac:OrderDocumentReference/cbc:DocumentType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28</text:p>
          </table:table-cell>
          <table:table-cell table:style-name="ce1" office:value-type="string">
            <text:p>not(cac:OrderDocumentReference/cbc:DocumentTyp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29</text:p>
          </table:table-cell>
          <table:table-cell table:style-name="ce1" office:value-type="string">
            <text:p>not(cac:OrderDocumentReference/cbc:XPath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30</text:p>
          </table:table-cell>
          <table:table-cell table:style-name="ce1" office:value-type="string">
            <text:p>not(cac:OrderDocumentReference/cac:Attachmen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31</text:p>
          </table:table-cell>
          <table:table-cell table:style-name="ce1" office:value-type="string">
            <text:p>not(cac:OrderDocumentReference/cbc:Copy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32</text:p>
          </table:table-cell>
          <table:table-cell table:style-name="ce1" office:value-type="string">
            <text:p>not(cac:OrderDocumentReference/cbc:UU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33</text:p>
          </table:table-cell>
          <table:table-cell table:style-name="ce1" office:value-type="string">
            <text:p>not(cac:OrderDocumentReference/cbc:IssueDa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34</text:p>
          </table:table-cell>
          <table:table-cell table:style-name="ce1" office:value-type="string">
            <text:p>not(cac:OrderDocumentReference/cbc:DocumentType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35</text:p>
          </table:table-cell>
          <table:table-cell table:style-name="ce1" office:value-type="string">
            <text:p>not(cac:OrderDocumentReference/cbc:XPath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36</text:p>
          </table:table-cell>
          <table:table-cell table:style-name="ce1" office:value-type="string">
            <text:p>not(cac:OrderDocumentReference/cac:Attachmen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37</text:p>
          </table:table-cell>
          <table:table-cell table:style-name="ce1" office:value-type="string">
            <text:p>not(cac:AdditionalDocumentReference/cbc:Copy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38</text:p>
          </table:table-cell>
          <table:table-cell table:style-name="ce1" office:value-type="string">
            <text:p>not(cac:AdditionalDocumentReference/cbc:UU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39</text:p>
          </table:table-cell>
          <table:table-cell table:style-name="ce1" office:value-type="string">
            <text:p>not(cac:AdditionalDocumentReference/cbc:IssueDa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40</text:p>
          </table:table-cell>
          <table:table-cell table:style-name="ce1" office:value-type="string">
            <text:p>not(cac:AdditionalDocumentReference/cbc:DocumentType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41</text:p>
          </table:table-cell>
          <table:table-cell table:style-name="ce1" office:value-type="string">
            <text:p>not(cac:AdditionalDocumentReference/cbc:XPath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42</text:p>
          </table:table-cell>
          <table:table-cell table:style-name="ce1" office:value-type="string">
            <text:p>not(cac:AdditionalDocumentReference/cac:Attachment/cac:ExternalReference/cbc:DocumentHash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43</text:p>
          </table:table-cell>
          <table:table-cell table:style-name="ce1" office:value-type="string">
            <text:p>not(cac:AdditionalDocumentReference/cac:Attachment/cac:ExternalReference/cbc:ExpiryDa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44</text:p>
          </table:table-cell>
          <table:table-cell table:style-name="ce1" office:value-type="string">
            <text:p>not(cac:AdditionalDocumentReference/cac:Attachment/cac:ExternalReference/cbc:ExpiryTi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45</text:p>
          </table:table-cell>
          <table:table-cell table:style-name="ce1" office:value-type="string">
            <text:p>not(cac:Contract/cbc:IssueDa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46</text:p>
          </table:table-cell>
          <table:table-cell table:style-name="ce1" office:value-type="string">
            <text:p>not(cac:Contract/cbc:IssueTi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47</text:p>
          </table:table-cell>
          <table:table-cell table:style-name="ce1" office:value-type="string">
            <text:p>not(cac:Contract/cbc:ContractType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48</text:p>
          </table:table-cell>
          <table:table-cell table:style-name="ce1" office:value-type="string">
            <text:p>not(cac:Contract/cac:ValidityPerio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49</text:p>
          </table:table-cell>
          <table:table-cell table:style-name="ce1" office:value-type="string">
            <text:p>not(cac:Contract/cac:ContractDocumentReferenc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50</text:p>
          </table:table-cell>
          <table:table-cell table:style-name="ce1" office:value-type="string">
            <text:p>not(cac:Signatur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51</text:p>
          </table:table-cell>
          <table:table-cell table:style-name="ce1" office:value-type="string">
            <text:p>not(cac:BuyerCustomerParty/cbc:SupplierAssignedAccount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52</text:p>
          </table:table-cell>
          <table:table-cell table:style-name="ce1" office:value-type="string">
            <text:p>not(cac:BuyerCustomerParty/cbc:CustomerAssignedAccount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53</text:p>
          </table:table-cell>
          <table:table-cell table:style-name="ce1" office:value-type="string">
            <text:p>not(cac:BuyerCustomerParty/cbc:AdditionalAccount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54</text:p>
          </table:table-cell>
          <table:table-cell table:style-name="ce1" office:value-type="string">
            <text:p>not(cac:BuyerCustomerParty/cac:DeliveryContact/cbc: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55</text:p>
          </table:table-cell>
          <table:table-cell table:style-name="ce1" office:value-type="string">
            <text:p>not(cac:BuyerCustomerParty/cac:DeliveryContact/cbc:No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56</text:p>
          </table:table-cell>
          <table:table-cell table:style-name="ce1" office:value-type="string">
            <text:p>not(cac:BuyerCustomerParty/cac:DeliveryContact/cac:OtherCommuni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57</text:p>
          </table:table-cell>
          <table:table-cell table:style-name="ce1" office:value-type="string">
            <text:p>not(cac:BuyerCustomerParty/cac:AccountingContac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58</text:p>
          </table:table-cell>
          <table:table-cell table:style-name="ce1" office:value-type="string">
            <text:p>not(cac:BuyerCustomerParty/cac:BuyerContac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59</text:p>
          </table:table-cell>
          <table:table-cell table:style-name="ce1" office:value-type="string">
            <text:p>not(cac:BuyerCustomerParty/cac:Party/cbc:MarkCare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60</text:p>
          </table:table-cell>
          <table:table-cell table:style-name="ce1" office:value-type="string">
            <text:p>not(cac:BuyerCustomerParty/cac:Party/cbc:MarkAttention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61</text:p>
          </table:table-cell>
          <table:table-cell table:style-name="ce1" office:value-type="string">
            <text:p>not(cac:BuyerCustomerParty/cac:Party/cbc:WebsiteURI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62</text:p>
          </table:table-cell>
          <table:table-cell table:style-name="ce1" office:value-type="string">
            <text:p>not(cac:BuyerCustomerParty/cac:Party/cbc:LogoReference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63</text:p>
          </table:table-cell>
          <table:table-cell table:style-name="ce1" office:value-type="string">
            <text:p>not(cac:BuyerCustomerParty/cac:Party/cac:Languag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64</text:p>
          </table:table-cell>
          <table:table-cell table:style-name="ce1" office:value-type="string">
            <text:p>not(cac:BuyerCustomerParty/cac:Party/cac:PostalAddress/cbc:AddressType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65</text:p>
          </table:table-cell>
          <table:table-cell table:style-name="ce1" office:value-type="string">
            <text:p>not(cac:BuyerCustomerParty/cac:Party/cac:PostalAddress/cbc:AddressFormat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66</text:p>
          </table:table-cell>
          <table:table-cell table:style-name="ce1" office:value-type="string">
            <text:p>not(cac:BuyerCustomerParty/cac:Party/cac:PostalAddress/cbc:Flo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67</text:p>
          </table:table-cell>
          <table:table-cell table:style-name="ce1" office:value-type="string">
            <text:p>not(cac:BuyerCustomerParty/cac:Party/cac:PostalAddress/cbc:Room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68</text:p>
          </table:table-cell>
          <table:table-cell table:style-name="ce1" office:value-type="string">
            <text:p>not(cac:BuyerCustomerParty/cac:Party/cac:PostalAddress/cbc:Block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69</text:p>
          </table:table-cell>
          <table:table-cell table:style-name="ce1" office:value-type="string">
            <text:p>not(cac:BuyerCustomerParty/cac:Party/cac:PostalAddress/cbc:Building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70</text:p>
          </table:table-cell>
          <table:table-cell table:style-name="ce1" office:value-type="string">
            <text:p>not(cac:BuyerCustomerParty/cac:Party/cac:PostalAddress/cbc:InhouseMail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71</text:p>
          </table:table-cell>
          <table:table-cell table:style-name="ce1" office:value-type="string">
            <text:p>not(cac:BuyerCustomerParty/cac:Party/cac:PostalAddress/cbc:MarkAtten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72</text:p>
          </table:table-cell>
          <table:table-cell table:style-name="ce1" office:value-type="string">
            <text:p>not(cac:BuyerCustomerParty/cac:Party/cac:PostalAddress/cbc:MarkCar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73</text:p>
          </table:table-cell>
          <table:table-cell table:style-name="ce1" office:value-type="string">
            <text:p>not(cac:BuyerCustomerParty/cac:Party/cac:PostalAddress/cbc:PlotIdentifi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74</text:p>
          </table:table-cell>
          <table:table-cell table:style-name="ce1" office:value-type="string">
            <text:p>not(cac:BuyerCustomerParty/cac:Party/cac:PostalAddress/cbc:CitySubdivision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75</text:p>
          </table:table-cell>
          <table:table-cell table:style-name="ce1" office:value-type="string">
            <text:p>not(cac:BuyerCustomerParty/cac:Party/cac:PostalAddress/cbc:CountrySubentity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76</text:p>
          </table:table-cell>
          <table:table-cell table:style-name="ce1" office:value-type="string">
            <text:p>not(cac:BuyerCustomerParty/cac:Party/cac:PostalAddress/cbc:Reg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77</text:p>
          </table:table-cell>
          <table:table-cell table:style-name="ce1" office:value-type="string">
            <text:p>not(cac:BuyerCustomerParty/cac:Party/cac:PostalAddress/cbc:Distric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78</text:p>
          </table:table-cell>
          <table:table-cell table:style-name="ce1" office:value-type="string">
            <text:p>not(cac:BuyerCustomerParty/cac:Party/cac:PostalAddress/cbc:TimezoneOffse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79</text:p>
          </table:table-cell>
          <table:table-cell table:style-name="ce1" office:value-type="string">
            <text:p>not(cac:BuyerCustomerParty/cac:Party/cac:PostalAddress/cac:AddressLin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80</text:p>
          </table:table-cell>
          <table:table-cell table:style-name="ce1" office:value-type="string">
            <text:p>not(cac:BuyerCustomerParty/cac:Party/cac:PostalAddress/cac:Country/cbc: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81</text:p>
          </table:table-cell>
          <table:table-cell table:style-name="ce1" office:value-type="string">
            <text:p>not(cac:BuyerCustomerParty/cac:Party/cac:PostalAddress/cac:LocationCoordina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82</text:p>
          </table:table-cell>
          <table:table-cell table:style-name="ce1" office:value-type="string">
            <text:p>not(cac:BuyerCustomerParty/cac:Party/cac:PhysicalLo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83</text:p>
          </table:table-cell>
          <table:table-cell table:style-name="ce1" office:value-type="string">
            <text:p>not(cac:BuyerCustomerParty/cac:Party/cac:PartyTaxScheme/cbc:TaxLevel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84</text:p>
          </table:table-cell>
          <table:table-cell table:style-name="ce1" office:value-type="string">
            <text:p>not(cac:BuyerCustomerParty/cac:Party/cac:PartyTaxScheme/cbc:ExemptionReason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85</text:p>
          </table:table-cell>
          <table:table-cell table:style-name="ce1" office:value-type="string">
            <text:p>not(cac:BuyerCustomerParty/cac:Party/cac:PartyTaxScheme/cbc:ExemptionReas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86</text:p>
          </table:table-cell>
          <table:table-cell table:style-name="ce1" office:value-type="string">
            <text:p>not(cac:BuyerCustomerParty/cac:Party/cac:PartyTaxScheme/cac:RegistrationAddress/cbc: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87</text:p>
          </table:table-cell>
          <table:table-cell table:style-name="ce1" office:value-type="string">
            <text:p>not(cac:BuyerCustomerParty/cac:Party/cac:PartyTaxScheme/cac:RegistrationAddress/cbc:AddressType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88</text:p>
          </table:table-cell>
          <table:table-cell table:style-name="ce1" office:value-type="string">
            <text:p>not(cac:BuyerCustomerParty/cac:Party/cac:PartyTaxScheme/cac:RegistrationAddress/cbc:AddressFormat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89</text:p>
          </table:table-cell>
          <table:table-cell table:style-name="ce1" office:value-type="string">
            <text:p>not(cac:BuyerCustomerParty/cac:Party/cac:PartyTaxScheme/cac:RegistrationAddress/cbc:Postbox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90</text:p>
          </table:table-cell>
          <table:table-cell table:style-name="ce1" office:value-type="string">
            <text:p>not(cac:BuyerCustomerParty/cac:Party/cac:PartyTaxScheme/cac:RegistrationAddress/cbc:Flo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91</text:p>
          </table:table-cell>
          <table:table-cell table:style-name="ce1" office:value-type="string">
            <text:p>not(cac:BuyerCustomerParty/cac:Party/cac:PartyTaxScheme/cac:RegistrationAddress/cbc:Room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92</text:p>
          </table:table-cell>
          <table:table-cell table:style-name="ce1" office:value-type="string">
            <text:p>not(cac:BuyerCustomerParty/cac:Party/cac:PartyTaxScheme/cac:RegistrationAddress/cbc:Street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93</text:p>
          </table:table-cell>
          <table:table-cell table:style-name="ce1" office:value-type="string">
            <text:p>not(cac:BuyerCustomerParty/cac:Party/cac:PartyTaxScheme/cac:RegistrationAddress/cbc:AdditionalStreet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94</text:p>
          </table:table-cell>
          <table:table-cell table:style-name="ce1" office:value-type="string">
            <text:p>not(cac:BuyerCustomerParty/cac:Party/cac:PartyTaxScheme/cac:RegistrationAddress/cbc:Block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95</text:p>
          </table:table-cell>
          <table:table-cell table:style-name="ce1" office:value-type="string">
            <text:p>not(cac:BuyerCustomerParty/cac:Party/cac:PartyTaxScheme/cac:RegistrationAddress/cbc:Building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96</text:p>
          </table:table-cell>
          <table:table-cell table:style-name="ce1" office:value-type="string">
            <text:p>not(cac:BuyerCustomerParty/cac:Party/cac:PartyTaxScheme/cac:RegistrationAddress/cbc:BuildingNumbe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97</text:p>
          </table:table-cell>
          <table:table-cell table:style-name="ce1" office:value-type="string">
            <text:p>not(cac:BuyerCustomerParty/cac:Party/cac:PartyTaxScheme/cac:RegistrationAddress/cbc:InhouseMail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98</text:p>
          </table:table-cell>
          <table:table-cell table:style-name="ce1" office:value-type="string">
            <text:p>not(cac:BuyerCustomerParty/cac:Party/cac:PartyTaxScheme/cac:RegistrationAddress/cbc:Departmen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099</text:p>
          </table:table-cell>
          <table:table-cell table:style-name="ce1" office:value-type="string">
            <text:p>not(cac:BuyerCustomerParty/cac:Party/cac:PartyTaxScheme/cac:RegistrationAddress/cbc:MarkAtten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00</text:p>
          </table:table-cell>
          <table:table-cell table:style-name="ce1" office:value-type="string">
            <text:p>not(cac:BuyerCustomerParty/cac:Party/cac:PartyTaxScheme/cac:RegistrationAddress/cbc:MarkCar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01</text:p>
          </table:table-cell>
          <table:table-cell table:style-name="ce1" office:value-type="string">
            <text:p>not(cac:BuyerCustomerParty/cac:Party/cac:PartyTaxScheme/cac:RegistrationAddress/cbc:PlotIdentifi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02</text:p>
          </table:table-cell>
          <table:table-cell table:style-name="ce1" office:value-type="string">
            <text:p>not(cac:BuyerCustomerParty/cac:Party/cac:PartyTaxScheme/cac:RegistrationAddress/cbc:CitySubdivision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03</text:p>
          </table:table-cell>
          <table:table-cell table:style-name="ce1" office:value-type="string">
            <text:p>not(cac:BuyerCustomerParty/cac:Party/cac:PartyTaxScheme/cac:RegistrationAddress/cbc:PostalZon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04</text:p>
          </table:table-cell>
          <table:table-cell table:style-name="ce1" office:value-type="string">
            <text:p>not(cac:BuyerCustomerParty/cac:Party/cac:PartyTaxScheme/cac:RegistrationAddress/cbc:CountrySubenti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05</text:p>
          </table:table-cell>
          <table:table-cell table:style-name="ce1" office:value-type="string">
            <text:p>not(cac:BuyerCustomerParty/cac:Party/cac:PartyTaxScheme/cac:RegistrationAddress/cbc:CountrySubentity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06</text:p>
          </table:table-cell>
          <table:table-cell table:style-name="ce1" office:value-type="string">
            <text:p>not(cac:BuyerCustomerParty/cac:Party/cac:PartyTaxScheme/cac:RegistrationAddress/cbc:Reg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07</text:p>
          </table:table-cell>
          <table:table-cell table:style-name="ce1" office:value-type="string">
            <text:p>not(cac:BuyerCustomerParty/cac:Party/cac:PartyTaxScheme/cac:RegistrationAddress/cbc:Distric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08</text:p>
          </table:table-cell>
          <table:table-cell table:style-name="ce1" office:value-type="string">
            <text:p>not(cac:BuyerCustomerParty/cac:Party/cac:PartyTaxScheme/cac:RegistrationAddress/cbc:TimezoneOffse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09</text:p>
          </table:table-cell>
          <table:table-cell table:style-name="ce1" office:value-type="string">
            <text:p>not(cac:BuyerCustomerParty/cac:Party/cac:PartyTaxScheme/cac:RegistrationAddress/cac:AddressLin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10</text:p>
          </table:table-cell>
          <table:table-cell table:style-name="ce1" office:value-type="string">
            <text:p>not(cac:BuyerCustomerParty/cac:Party/cac:PartyTaxScheme/cac:RegistrationAddress/cac:Country/cbc: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11</text:p>
          </table:table-cell>
          <table:table-cell table:style-name="ce1" office:value-type="string">
            <text:p>not(cac:BuyerCustomerParty/cac:Party/cac:PartyTaxScheme/cac:RegistrationAddress/cac:LocationCoordina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12</text:p>
          </table:table-cell>
          <table:table-cell table:style-name="ce1" office:value-type="string">
            <text:p>not(cac:BuyerCustomerParty/cac:Party/cac:PartyTaxScheme/cac:TaxScheme/cac:JurisdictionRegionAddress/cbc: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13</text:p>
          </table:table-cell>
          <table:table-cell table:style-name="ce1" office:value-type="string">
            <text:p>not(cac:BuyerCustomerParty/cac:Party/cac:PartyTaxScheme/cac:TaxScheme/cac:JurisdictionRegionAddress/cbc:AddressFormat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14</text:p>
          </table:table-cell>
          <table:table-cell table:style-name="ce1" office:value-type="string">
            <text:p>not(cac:BuyerCustomerParty/cac:Party/cac:PartyTaxScheme/cac:TaxScheme/cac:JurisdictionRegionAddress/cbc:Postbox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15</text:p>
          </table:table-cell>
          <table:table-cell table:style-name="ce1" office:value-type="string">
            <text:p>not(cac:BuyerCustomerParty/cac:Party/cac:PartyTaxScheme/cac:TaxScheme/cac:JurisdictionRegionAddress/cbc:Flo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16</text:p>
          </table:table-cell>
          <table:table-cell table:style-name="ce1" office:value-type="string">
            <text:p>not(cac:BuyerCustomerParty/cac:Party/cac:PartyTaxScheme/cac:TaxScheme/cac:JurisdictionRegionAddress/cbc:Room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17</text:p>
          </table:table-cell>
          <table:table-cell table:style-name="ce1" office:value-type="string">
            <text:p>not(cac:BuyerCustomerParty/cac:Party/cac:PartyTaxScheme/cac:TaxScheme/cac:JurisdictionRegionAddress/cbc:Street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18</text:p>
          </table:table-cell>
          <table:table-cell table:style-name="ce1" office:value-type="string">
            <text:p>not(cac:BuyerCustomerParty/cac:Party/cac:PartyTaxScheme/cac:TaxScheme/cac:JurisdictionRegionAddress/cbc:AdditionalStreet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19</text:p>
          </table:table-cell>
          <table:table-cell table:style-name="ce1" office:value-type="string">
            <text:p>not(cac:BuyerCustomerParty/cac:Party/cac:PartyTaxScheme/cac:TaxScheme/cac:JurisdictionRegionAddress/cbc:Building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20</text:p>
          </table:table-cell>
          <table:table-cell table:style-name="ce1" office:value-type="string">
            <text:p>not(cac:BuyerCustomerParty/cac:Party/cac:PartyTaxScheme/cac:TaxScheme/cac:JurisdictionRegionAddress/cbc:BuildingNumbe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21</text:p>
          </table:table-cell>
          <table:table-cell table:style-name="ce1" office:value-type="string">
            <text:p>not(cac:BuyerCustomerParty/cac:Party/cac:PartyTaxScheme/cac:TaxScheme/cac:JurisdictionRegionAddress/cbc:Departmen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22</text:p>
          </table:table-cell>
          <table:table-cell table:style-name="ce1" office:value-type="string">
            <text:p>not(cac:BuyerCustomerParty/cac:Party/cac:PartyTaxScheme/cac:TaxScheme/cac:JurisdictionRegionAddress/cbc:MarkAtten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23</text:p>
          </table:table-cell>
          <table:table-cell table:style-name="ce1" office:value-type="string">
            <text:p>not(cac:BuyerCustomerParty/cac:Party/cac:PartyTaxScheme/cac:TaxScheme/cac:JurisdictionRegionAddress/cbc:MarkCar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24</text:p>
          </table:table-cell>
          <table:table-cell table:style-name="ce1" office:value-type="string">
            <text:p>not(cac:BuyerCustomerParty/cac:Party/cac:PartyTaxScheme/cac:TaxScheme/cac:JurisdictionRegionAddress/cbc:City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25</text:p>
          </table:table-cell>
          <table:table-cell table:style-name="ce1" office:value-type="string">
            <text:p>not(cac:BuyerCustomerParty/cac:Party/cac:PartyTaxScheme/cac:TaxScheme/cac:JurisdictionRegionAddress/cbc:PostalZon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26</text:p>
          </table:table-cell>
          <table:table-cell table:style-name="ce1" office:value-type="string">
            <text:p>not(cac:BuyerCustomerParty/cac:Party/cac:PartyTaxScheme/cac:TaxScheme/cac:JurisdictionRegionAddress/cbc:CountrySubenti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27</text:p>
          </table:table-cell>
          <table:table-cell table:style-name="ce1" office:value-type="string">
            <text:p>not(cac:BuyerCustomerParty/cac:Party/cac:PartyTaxScheme/cac:TaxScheme/cac:JurisdictionRegionAddress/cbc:CountrySubentity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28</text:p>
          </table:table-cell>
          <table:table-cell table:style-name="ce1" office:value-type="string">
            <text:p>not(cac:BuyerCustomerParty/cac:Party/cac:PartyTaxScheme/cac:TaxScheme/cac:JurisdictionRegionAddress/cbc:Reg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29</text:p>
          </table:table-cell>
          <table:table-cell table:style-name="ce1" office:value-type="string">
            <text:p>not(cac:BuyerCustomerParty/cac:Party/cac:PartyTaxScheme/cac:TaxScheme/cac:JurisdictionRegionAddress/cbc:Distric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30</text:p>
          </table:table-cell>
          <table:table-cell table:style-name="ce1" office:value-type="string">
            <text:p>not(cac:BuyerCustomerParty/cac:Party/cac:PartyTaxScheme/cac:TaxScheme/cac:JurisdictionRegionAddress/cac:AddressLin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31</text:p>
          </table:table-cell>
          <table:table-cell table:style-name="ce1" office:value-type="string">
            <text:p>not(cac:BuyerCustomerParty/cac:Party/cac:PartyLegalEntity/cac:RegistrationAddress/cbc: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32</text:p>
          </table:table-cell>
          <table:table-cell table:style-name="ce1" office:value-type="string">
            <text:p>not(cac:BuyerCustomerParty/cac:Party/cac:PartyLegalEntity/cac:RegistrationAddress/cbc:AddressType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33</text:p>
          </table:table-cell>
          <table:table-cell table:style-name="ce1" office:value-type="string">
            <text:p>not(cac:BuyerCustomerParty/cac:Party/cac:PartyLegalEntity/cac:RegistrationAddress/cbc:AddressFormat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34</text:p>
          </table:table-cell>
          <table:table-cell table:style-name="ce1" office:value-type="string">
            <text:p>not(cac:BuyerCustomerParty/cac:Party/cac:PartyLegalEntity/cac:RegistrationAddress/cbc:Postbox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35</text:p>
          </table:table-cell>
          <table:table-cell table:style-name="ce1" office:value-type="string">
            <text:p>not(cac:BuyerCustomerParty/cac:Party/cac:PartyLegalEntity/cac:RegistrationAddress/cbc:Flo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36</text:p>
          </table:table-cell>
          <table:table-cell table:style-name="ce1" office:value-type="string">
            <text:p>not(cac:BuyerCustomerParty/cac:Party/cac:PartyLegalEntity/cac:RegistrationAddress/cbc:Room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37</text:p>
          </table:table-cell>
          <table:table-cell table:style-name="ce1" office:value-type="string">
            <text:p>not(cac:BuyerCustomerParty/cac:Party/cac:PartyLegalEntity/cac:RegistrationAddress/cbc:Street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38</text:p>
          </table:table-cell>
          <table:table-cell table:style-name="ce1" office:value-type="string">
            <text:p>not(cac:BuyerCustomerParty/cac:Party/cac:PartyLegalEntity/cac:RegistrationAddress/cbc:AdditionalStreet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39</text:p>
          </table:table-cell>
          <table:table-cell table:style-name="ce1" office:value-type="string">
            <text:p>not(cac:BuyerCustomerParty/cac:Party/cac:PartyLegalEntity/cac:RegistrationAddress/cbc:Block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40</text:p>
          </table:table-cell>
          <table:table-cell table:style-name="ce1" office:value-type="string">
            <text:p>not(cac:BuyerCustomerParty/cac:Party/cac:PartyLegalEntity/cac:RegistrationAddress/cbc:Building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41</text:p>
          </table:table-cell>
          <table:table-cell table:style-name="ce1" office:value-type="string">
            <text:p>not(cac:BuyerCustomerParty/cac:Party/cac:PartyLegalEntity/cac:RegistrationAddress/cbc:BuildingNumbe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42</text:p>
          </table:table-cell>
          <table:table-cell table:style-name="ce1" office:value-type="string">
            <text:p>not(cac:BuyerCustomerParty/cac:Party/cac:PartyLegalEntity/cac:RegistrationAddress/cbc:InhouseMail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43</text:p>
          </table:table-cell>
          <table:table-cell table:style-name="ce1" office:value-type="string">
            <text:p>not(cac:BuyerCustomerParty/cac:Party/cac:PartyLegalEntity/cac:RegistrationAddress/cbc:Departmen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44</text:p>
          </table:table-cell>
          <table:table-cell table:style-name="ce1" office:value-type="string">
            <text:p>not(cac:BuyerCustomerParty/cac:Party/cac:PartyLegalEntity/cac:RegistrationAddress/cbc:MarkAtten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45</text:p>
          </table:table-cell>
          <table:table-cell table:style-name="ce1" office:value-type="string">
            <text:p>not(cac:BuyerCustomerParty/cac:Party/cac:PartyLegalEntity/cac:RegistrationAddress/cbc:MarkCar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46</text:p>
          </table:table-cell>
          <table:table-cell table:style-name="ce1" office:value-type="string">
            <text:p>not(cac:BuyerCustomerParty/cac:Party/cac:PartyLegalEntity/cac:RegistrationAddress/cbc:PlotIdentifi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47</text:p>
          </table:table-cell>
          <table:table-cell table:style-name="ce1" office:value-type="string">
            <text:p>not(cac:BuyerCustomerParty/cac:Party/cac:PartyLegalEntity/cac:RegistrationAddress/cbc:CitySubdivision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48</text:p>
          </table:table-cell>
          <table:table-cell table:style-name="ce1" office:value-type="string">
            <text:p>not(cac:BuyerCustomerParty/cac:Party/cac:PartyLegalEntity/cac:RegistrationAddress/cbc:PostalZon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49</text:p>
          </table:table-cell>
          <table:table-cell table:style-name="ce1" office:value-type="string">
            <text:p>not(cac:BuyerCustomerParty/cac:Party/cac:PartyLegalEntity/cac:RegistrationAddress/cbc:CountrySubentity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50</text:p>
          </table:table-cell>
          <table:table-cell table:style-name="ce1" office:value-type="string">
            <text:p>not(cac:BuyerCustomerParty/cac:Party/cac:PartyLegalEntity/cac:RegistrationAddress/cbc:Reg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51</text:p>
          </table:table-cell>
          <table:table-cell table:style-name="ce1" office:value-type="string">
            <text:p>not(cac:BuyerCustomerParty/cac:Party/cac:PartyLegalEntity/cac:RegistrationAddress/cbc:Distric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52</text:p>
          </table:table-cell>
          <table:table-cell table:style-name="ce1" office:value-type="string">
            <text:p>not(cac:BuyerCustomerParty/cac:Party/cac:PartyLegalEntity/cac:RegistrationAddress/cbc:TimezoneOffse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53</text:p>
          </table:table-cell>
          <table:table-cell table:style-name="ce1" office:value-type="string">
            <text:p>not(cac:BuyerCustomerParty/cac:Party/cac:PartyLegalEntity/cac:RegistrationAddress/cac:AddressLin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54</text:p>
          </table:table-cell>
          <table:table-cell table:style-name="ce1" office:value-type="string">
            <text:p>not(cac:BuyerCustomerParty/cac:Party/cac:PartyLegalEntity/cac:RegistrationAddress/cac:Country/cbc: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55</text:p>
          </table:table-cell>
          <table:table-cell table:style-name="ce1" office:value-type="string">
            <text:p>not(cac:BuyerCustomerParty/cac:Party/cac:PartyLegalEntity/cac:RegistrationAddress/cac:LocationCoordina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56</text:p>
          </table:table-cell>
          <table:table-cell table:style-name="ce1" office:value-type="string">
            <text:p>not(cac:BuyerCustomerParty/cac:Party/cac:PartyLegalEntity/cac:CorporateRegistrationSche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57</text:p>
          </table:table-cell>
          <table:table-cell table:style-name="ce1" office:value-type="string">
            <text:p>not(cac:BuyerCustomerParty/cac:Party/cac:Contact/cbc: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58</text:p>
          </table:table-cell>
          <table:table-cell table:style-name="ce1" office:value-type="string">
            <text:p>not(cac:BuyerCustomerParty/cac:Party/cac:Contact/cbc: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59</text:p>
          </table:table-cell>
          <table:table-cell table:style-name="ce1" office:value-type="string">
            <text:p>not(cac:BuyerCustomerParty/cac:Party/cac:Contact/cbc:No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60</text:p>
          </table:table-cell>
          <table:table-cell table:style-name="ce1" office:value-type="string">
            <text:p>not(cac:BuyerCustomerParty/cac:Party/cac:Contact/cac:OtherCommuni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61</text:p>
          </table:table-cell>
          <table:table-cell table:style-name="ce1" office:value-type="string">
            <text:p>not(cac:BuyerCustomerParty/cac:Party/cac:Person/cbc:Titl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62</text:p>
          </table:table-cell>
          <table:table-cell table:style-name="ce1" office:value-type="string">
            <text:p>not(cac:BuyerCustomerParty/cac:Party/cac:Person/cbc:NameSuffix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63</text:p>
          </table:table-cell>
          <table:table-cell table:style-name="ce1" office:value-type="string">
            <text:p>not(cac:BuyerCustomerParty/cac:Party/cac:Person/cbc:OrganizationDepartmen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64</text:p>
          </table:table-cell>
          <table:table-cell table:style-name="ce1" office:value-type="string">
            <text:p>not(cac:BuyerCustomerParty/cac:Party/cac:AgentPar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65</text:p>
          </table:table-cell>
          <table:table-cell table:style-name="ce1" office:value-type="string">
            <text:p>not(cac:SellerSupplierParty/cbc:CustomerAssignedAccount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66</text:p>
          </table:table-cell>
          <table:table-cell table:style-name="ce1" office:value-type="string">
            <text:p>not(cac:SellerSupplierParty/cbc:AdditionalAccount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67</text:p>
          </table:table-cell>
          <table:table-cell table:style-name="ce1" office:value-type="string">
            <text:p>not(cac:SellerSupplierParty/cbc:DataSendingCapabili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68</text:p>
          </table:table-cell>
          <table:table-cell table:style-name="ce1" office:value-type="string">
            <text:p>not(cac:SellerSupplierParty/cac:DespatchContac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69</text:p>
          </table:table-cell>
          <table:table-cell table:style-name="ce1" office:value-type="string">
            <text:p>not(cac:SellerSupplierParty/cac:AccountingContac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70</text:p>
          </table:table-cell>
          <table:table-cell table:style-name="ce1" office:value-type="string">
            <text:p>not(cac:SellerSupplierParty/cac:SellerContac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71</text:p>
          </table:table-cell>
          <table:table-cell table:style-name="ce1" office:value-type="string">
            <text:p>not(cac:SellerSupplierParty/cac:Party/cbc:MarkCare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72</text:p>
          </table:table-cell>
          <table:table-cell table:style-name="ce1" office:value-type="string">
            <text:p>not(cac:SellerSupplierParty/cac:Party/cbc:MarkAttention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73</text:p>
          </table:table-cell>
          <table:table-cell table:style-name="ce1" office:value-type="string">
            <text:p>not(cac:SellerSupplierParty/cac:Party/cbc:WebsiteURI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74</text:p>
          </table:table-cell>
          <table:table-cell table:style-name="ce1" office:value-type="string">
            <text:p>not(cac:SellerSupplierParty/cac:Party/cbc:LogoReference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75</text:p>
          </table:table-cell>
          <table:table-cell table:style-name="ce1" office:value-type="string">
            <text:p>not(cac:SellerSupplierParty/cac:Party/cac:Languag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76</text:p>
          </table:table-cell>
          <table:table-cell table:style-name="ce1" office:value-type="string">
            <text:p>not(cac:SellerSupplierParty/cac:Party/cac:PostalAddress/cbc:AddressType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77</text:p>
          </table:table-cell>
          <table:table-cell table:style-name="ce1" office:value-type="string">
            <text:p>not(cac:SellerSupplierParty/cac:Party/cac:PostalAddress/cbc:AddressFormat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78</text:p>
          </table:table-cell>
          <table:table-cell table:style-name="ce1" office:value-type="string">
            <text:p>not(cac:SellerSupplierParty/cac:Party/cac:PostalAddress/cbc:Flo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79</text:p>
          </table:table-cell>
          <table:table-cell table:style-name="ce1" office:value-type="string">
            <text:p>not(cac:SellerSupplierParty/cac:Party/cac:PostalAddress/cbc:Room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80</text:p>
          </table:table-cell>
          <table:table-cell table:style-name="ce1" office:value-type="string">
            <text:p>not(cac:SellerSupplierParty/cac:Party/cac:PostalAddress/cbc:Block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81</text:p>
          </table:table-cell>
          <table:table-cell table:style-name="ce1" office:value-type="string">
            <text:p>not(cac:SellerSupplierParty/cac:Party/cac:PostalAddress/cbc:Building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82</text:p>
          </table:table-cell>
          <table:table-cell table:style-name="ce1" office:value-type="string">
            <text:p>not(cac:SellerSupplierParty/cac:Party/cac:PostalAddress/cbc:InhouseMail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83</text:p>
          </table:table-cell>
          <table:table-cell table:style-name="ce1" office:value-type="string">
            <text:p>not(cac:SellerSupplierParty/cac:Party/cac:PostalAddress/cbc:MarkAtten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84</text:p>
          </table:table-cell>
          <table:table-cell table:style-name="ce1" office:value-type="string">
            <text:p>not(cac:SellerSupplierParty/cac:Party/cac:PostalAddress/cbc:MarkCar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85</text:p>
          </table:table-cell>
          <table:table-cell table:style-name="ce1" office:value-type="string">
            <text:p>not(cac:SellerSupplierParty/cac:Party/cac:PostalAddress/cbc:PlotIdentifi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86</text:p>
          </table:table-cell>
          <table:table-cell table:style-name="ce1" office:value-type="string">
            <text:p>not(cac:SellerSupplierParty/cac:Party/cac:PostalAddress/cbc:CitySubdivision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87</text:p>
          </table:table-cell>
          <table:table-cell table:style-name="ce1" office:value-type="string">
            <text:p>not(cac:SellerSupplierParty/cac:Party/cac:PostalAddress/cbc:Reg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88</text:p>
          </table:table-cell>
          <table:table-cell table:style-name="ce1" office:value-type="string">
            <text:p>not(cac:SellerSupplierParty/cac:Party/cac:PostalAddress/cbc:Distric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89</text:p>
          </table:table-cell>
          <table:table-cell table:style-name="ce1" office:value-type="string">
            <text:p>not(cac:SellerSupplierParty/cac:Party/cac:PostalAddress/cbc:TimezoneOffse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90</text:p>
          </table:table-cell>
          <table:table-cell table:style-name="ce1" office:value-type="string">
            <text:p>not(cac:SellerSupplierParty/cac:Party/cac:PostalAddress/cac:AddressLin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91</text:p>
          </table:table-cell>
          <table:table-cell table:style-name="ce1" office:value-type="string">
            <text:p>not(cac:SellerSupplierParty/cac:Party/cac:PostalAddress/cac:Country/cbc: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92</text:p>
          </table:table-cell>
          <table:table-cell table:style-name="ce1" office:value-type="string">
            <text:p>not(cac:SellerSupplierParty/cac:Party/cac:PostalAddress/cac:LocationCoordina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93</text:p>
          </table:table-cell>
          <table:table-cell table:style-name="ce1" office:value-type="string">
            <text:p>not(cac:SellerSupplierParty/cac:Party/cac:PhysicalLo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94</text:p>
          </table:table-cell>
          <table:table-cell table:style-name="ce1" office:value-type="string">
            <text:p>not(cac:SellerSupplierParty/cac:Party/cac:PartyTaxSche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95</text:p>
          </table:table-cell>
          <table:table-cell table:style-name="ce1" office:value-type="string">
            <text:p>not(cac:SellerSupplierParty/cac:Party/cac:PartyLegalEntity/cac:RegistrationAddress/cbc: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96</text:p>
          </table:table-cell>
          <table:table-cell table:style-name="ce1" office:value-type="string">
            <text:p>not(cac:SellerSupplierParty/cac:Party/cac:PartyLegalEntity/cac:RegistrationAddress/cbc:AddressType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97</text:p>
          </table:table-cell>
          <table:table-cell table:style-name="ce1" office:value-type="string">
            <text:p>not(cac:SellerSupplierParty/cac:Party/cac:PartyLegalEntity/cac:RegistrationAddress/cbc:AddressFormat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98</text:p>
          </table:table-cell>
          <table:table-cell table:style-name="ce1" office:value-type="string">
            <text:p>not(cac:SellerSupplierParty/cac:Party/cac:PartyLegalEntity/cac:RegistrationAddress/cbc:Postbox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199</text:p>
          </table:table-cell>
          <table:table-cell table:style-name="ce1" office:value-type="string">
            <text:p>not(cac:SellerSupplierParty/cac:Party/cac:PartyLegalEntity/cac:RegistrationAddress/cbc:Flo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00</text:p>
          </table:table-cell>
          <table:table-cell table:style-name="ce1" office:value-type="string">
            <text:p>not(cac:SellerSupplierParty/cac:Party/cac:PartyLegalEntity/cac:RegistrationAddress/cbc:Room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01</text:p>
          </table:table-cell>
          <table:table-cell table:style-name="ce1" office:value-type="string">
            <text:p>not(cac:SellerSupplierParty/cac:Party/cac:PartyLegalEntity/cac:RegistrationAddress/cbc:Street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02</text:p>
          </table:table-cell>
          <table:table-cell table:style-name="ce1" office:value-type="string">
            <text:p>not(cac:SellerSupplierParty/cac:Party/cac:PartyLegalEntity/cac:RegistrationAddress/cbc:AdditionalStreet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03</text:p>
          </table:table-cell>
          <table:table-cell table:style-name="ce1" office:value-type="string">
            <text:p>not(cac:SellerSupplierParty/cac:Party/cac:PartyLegalEntity/cac:RegistrationAddress/cbc:Block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04</text:p>
          </table:table-cell>
          <table:table-cell table:style-name="ce1" office:value-type="string">
            <text:p>not(cac:SellerSupplierParty/cac:Party/cac:PartyLegalEntity/cac:RegistrationAddress/cbc:Building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05</text:p>
          </table:table-cell>
          <table:table-cell table:style-name="ce1" office:value-type="string">
            <text:p>not(cac:SellerSupplierParty/cac:Party/cac:PartyLegalEntity/cac:RegistrationAddress/cbc:BuildingNumbe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06</text:p>
          </table:table-cell>
          <table:table-cell table:style-name="ce1" office:value-type="string">
            <text:p>not(cac:SellerSupplierParty/cac:Party/cac:PartyLegalEntity/cac:RegistrationAddress/cbc:InhouseMail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07</text:p>
          </table:table-cell>
          <table:table-cell table:style-name="ce1" office:value-type="string">
            <text:p>not(cac:SellerSupplierParty/cac:Party/cac:PartyLegalEntity/cac:RegistrationAddress/cbc:Departmen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08</text:p>
          </table:table-cell>
          <table:table-cell table:style-name="ce1" office:value-type="string">
            <text:p>not(cac:SellerSupplierParty/cac:Party/cac:PartyLegalEntity/cac:RegistrationAddress/cbc:MarkAtten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09</text:p>
          </table:table-cell>
          <table:table-cell table:style-name="ce1" office:value-type="string">
            <text:p>not(cac:SellerSupplierParty/cac:Party/cac:PartyLegalEntity/cac:RegistrationAddress/cbc:MarkCar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10</text:p>
          </table:table-cell>
          <table:table-cell table:style-name="ce1" office:value-type="string">
            <text:p>not(cac:SellerSupplierParty/cac:Party/cac:PartyLegalEntity/cac:RegistrationAddress/cbc:PlotIdentifi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11</text:p>
          </table:table-cell>
          <table:table-cell table:style-name="ce1" office:value-type="string">
            <text:p>not(cac:SellerSupplierParty/cac:Party/cac:PartyLegalEntity/cac:RegistrationAddress/cbc:CitySubdivision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12</text:p>
          </table:table-cell>
          <table:table-cell table:style-name="ce1" office:value-type="string">
            <text:p>not(cac:SellerSupplierParty/cac:Party/cac:PartyLegalEntity/cac:RegistrationAddress/cbc:PostalZon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13</text:p>
          </table:table-cell>
          <table:table-cell table:style-name="ce1" office:value-type="string">
            <text:p>not(cac:SellerSupplierParty/cac:Party/cac:PartyLegalEntity/cac:RegistrationAddress/cbc:CountrySubentity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14</text:p>
          </table:table-cell>
          <table:table-cell table:style-name="ce1" office:value-type="string">
            <text:p>not(cac:SellerSupplierParty/cac:Party/cac:PartyLegalEntity/cac:RegistrationAddress/cbc:Reg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15</text:p>
          </table:table-cell>
          <table:table-cell table:style-name="ce1" office:value-type="string">
            <text:p>not(cac:SellerSupplierParty/cac:Party/cac:PartyLegalEntity/cac:RegistrationAddress/cbc:Distric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16</text:p>
          </table:table-cell>
          <table:table-cell table:style-name="ce1" office:value-type="string">
            <text:p>not(cac:SellerSupplierParty/cac:Party/cac:PartyLegalEntity/cac:RegistrationAddress/cbc:TimezoneOffse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17</text:p>
          </table:table-cell>
          <table:table-cell table:style-name="ce1" office:value-type="string">
            <text:p>not(cac:SellerSupplierParty/cac:Party/cac:PartyLegalEntity/cac:RegistrationAddress/cac:AddressLin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18</text:p>
          </table:table-cell>
          <table:table-cell table:style-name="ce1" office:value-type="string">
            <text:p>not(cac:SellerSupplierParty/cac:Party/cac:PartyLegalEntity/cac:RegistrationAddress/cac:Country/cbc: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19</text:p>
          </table:table-cell>
          <table:table-cell table:style-name="ce1" office:value-type="string">
            <text:p>not(cac:SellerSupplierParty/cac:Party/cac:PartyLegalEntity/cac:RegistrationAddress/cac:LocationCoordina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20</text:p>
          </table:table-cell>
          <table:table-cell table:style-name="ce1" office:value-type="string">
            <text:p>not(cac:SellerSupplierParty/cac:Party/cac:PartyLegalEntity/cac:CorporateRegistrationSche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21</text:p>
          </table:table-cell>
          <table:table-cell table:style-name="ce1" office:value-type="string">
            <text:p>not(cac:SellerSupplierParty/cac:Party/cac:Contact/cbc: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22</text:p>
          </table:table-cell>
          <table:table-cell table:style-name="ce1" office:value-type="string">
            <text:p>not(cac:SellerSupplierParty/cac:Party/cac:Contact/cbc: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23</text:p>
          </table:table-cell>
          <table:table-cell table:style-name="ce1" office:value-type="string">
            <text:p>not(cac:SellerSupplierParty/cac:Party/cac:Contact/cbc:No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24</text:p>
          </table:table-cell>
          <table:table-cell table:style-name="ce1" office:value-type="string">
            <text:p>not(cac:SellerSupplierParty/cac:Party/cac:Contact/cac:OtherCommuni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25</text:p>
          </table:table-cell>
          <table:table-cell table:style-name="ce1" office:value-type="string">
            <text:p>not(cac:SellerSupplierParty/cac:Party/cac:Person/cbc:Titl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26</text:p>
          </table:table-cell>
          <table:table-cell table:style-name="ce1" office:value-type="string">
            <text:p>not(cac:SellerSupplierParty/cac:Party/cac:Person/cbc:NameSuffix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27</text:p>
          </table:table-cell>
          <table:table-cell table:style-name="ce1" office:value-type="string">
            <text:p>not(cac:SellerSupplierParty/cac:Party/cac:Person/cbc:OrganizationDepartmen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28</text:p>
          </table:table-cell>
          <table:table-cell table:style-name="ce1" office:value-type="string">
            <text:p>not(cac:SellerSupplierParty/cac:Party/cac:AgentPar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29</text:p>
          </table:table-cell>
          <table:table-cell table:style-name="ce1" office:value-type="string">
            <text:p>not(cac:OriginatorCustomerParty/cbc:SupplierAssignedAccount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30</text:p>
          </table:table-cell>
          <table:table-cell table:style-name="ce1" office:value-type="string">
            <text:p>not(cac:OriginatorCustomerParty/cbc:CustomerAssignedAccount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31</text:p>
          </table:table-cell>
          <table:table-cell table:style-name="ce1" office:value-type="string">
            <text:p>not(cac:OriginatorCustomerParty/cbc:AdditionalAccount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32</text:p>
          </table:table-cell>
          <table:table-cell table:style-name="ce1" office:value-type="string">
            <text:p>not(cac:OriginatorCustomerParty/cac:DeliveryContac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33</text:p>
          </table:table-cell>
          <table:table-cell table:style-name="ce1" office:value-type="string">
            <text:p>not(cac:OriginatorCustomerParty/cac:AccountingContac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34</text:p>
          </table:table-cell>
          <table:table-cell table:style-name="ce1" office:value-type="string">
            <text:p>not(cac:OriginatorCustomerParty/cac:BuyerContac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35</text:p>
          </table:table-cell>
          <table:table-cell table:style-name="ce1" office:value-type="string">
            <text:p>not(cac:OriginatorCustomerParty/cac:Party/cbc:MarkCare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36</text:p>
          </table:table-cell>
          <table:table-cell table:style-name="ce1" office:value-type="string">
            <text:p>not(cac:OriginatorCustomerParty/cac:Party/cbc:MarkAttention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37</text:p>
          </table:table-cell>
          <table:table-cell table:style-name="ce1" office:value-type="string">
            <text:p>not(cac:OriginatorCustomerParty/cac:Party/cbc:WebsiteURI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38</text:p>
          </table:table-cell>
          <table:table-cell table:style-name="ce1" office:value-type="string">
            <text:p>not(cac:OriginatorCustomerParty/cac:Party/cbc:LogoReference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39</text:p>
          </table:table-cell>
          <table:table-cell table:style-name="ce1" office:value-type="string">
            <text:p>not(cac:OriginatorCustomerParty/cac:Party/cac:Languag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40</text:p>
          </table:table-cell>
          <table:table-cell table:style-name="ce1" office:value-type="string">
            <text:p>not(cac:OriginatorCustomerParty/cac:Party/cac:PostalAddress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41</text:p>
          </table:table-cell>
          <table:table-cell table:style-name="ce1" office:value-type="string">
            <text:p>not(cac:OriginatorCustomerParty/cac:Party/cac:PhysicalLo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42</text:p>
          </table:table-cell>
          <table:table-cell table:style-name="ce1" office:value-type="string">
            <text:p>not(cac:OriginatorCustomerParty/cac:Party/cac:PartyTaxSche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43</text:p>
          </table:table-cell>
          <table:table-cell table:style-name="ce1" office:value-type="string">
            <text:p>not(cac:OriginatorCustomerParty/cac:Party/cac:PartyLegalEnti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44</text:p>
          </table:table-cell>
          <table:table-cell table:style-name="ce1" office:value-type="string">
            <text:p>not(cac:OriginatorCustomerParty/cac:Party/cac:Contact/cbc: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45</text:p>
          </table:table-cell>
          <table:table-cell table:style-name="ce1" office:value-type="string">
            <text:p>not(cac:OriginatorCustomerParty/cac:Party/cac:Contact/cbc: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46</text:p>
          </table:table-cell>
          <table:table-cell table:style-name="ce1" office:value-type="string">
            <text:p>not(cac:OriginatorCustomerParty/cac:Party/cac:Contact/cbc:No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47</text:p>
          </table:table-cell>
          <table:table-cell table:style-name="ce1" office:value-type="string">
            <text:p>not(cac:OriginatorCustomerParty/cac:Party/cac:Contact/cac:OtherCommuni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48</text:p>
          </table:table-cell>
          <table:table-cell table:style-name="ce1" office:value-type="string">
            <text:p>not(cac:OriginatorCustomerParty/cac:Party/cac:Person/cbc:Titl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49</text:p>
          </table:table-cell>
          <table:table-cell table:style-name="ce1" office:value-type="string">
            <text:p>not(cac:OriginatorCustomerParty/cac:Party/cac:Person/cbc:NameSuffix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50</text:p>
          </table:table-cell>
          <table:table-cell table:style-name="ce1" office:value-type="string">
            <text:p>not(cac:OriginatorCustomerParty/cac:Party/cac:Person/cbc:OrganizationDepartmen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51</text:p>
          </table:table-cell>
          <table:table-cell table:style-name="ce1" office:value-type="string">
            <text:p>not(cac:OriginatorCustomerParty/cac:Party/cac:AgentPar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52</text:p>
          </table:table-cell>
          <table:table-cell table:style-name="ce1" office:value-type="string">
            <text:p>not(cac:FreightForwarderPar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53</text:p>
          </table:table-cell>
          <table:table-cell table:style-name="ce1" office:value-type="string">
            <text:p>not(cac:AccountingCustomerPar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54</text:p>
          </table:table-cell>
          <table:table-cell table:style-name="ce1" office:value-type="string">
            <text:p>not(cac:Delivery/cbc: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55</text:p>
          </table:table-cell>
          <table:table-cell table:style-name="ce1" office:value-type="string">
            <text:p>not(cac:Delivery/cbc:Quanti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56</text:p>
          </table:table-cell>
          <table:table-cell table:style-name="ce1" office:value-type="string">
            <text:p>not(cac:Delivery/cbc:MinimumQuanti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57</text:p>
          </table:table-cell>
          <table:table-cell table:style-name="ce1" office:value-type="string">
            <text:p>not(cac:Delivery/cbc:MaximumQuanti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58</text:p>
          </table:table-cell>
          <table:table-cell table:style-name="ce1" office:value-type="string">
            <text:p>not(cac:Delivery/cbc:ActualDeliveryTi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59</text:p>
          </table:table-cell>
          <table:table-cell table:style-name="ce1" office:value-type="string">
            <text:p>not(cac:Delivery/cbc:LatestDeliveryDa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60</text:p>
          </table:table-cell>
          <table:table-cell table:style-name="ce1" office:value-type="string">
            <text:p>not(cac:Delivery/cbc:LatestDeliveryTi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61</text:p>
          </table:table-cell>
          <table:table-cell table:style-name="ce1" office:value-type="string">
            <text:p>not(cac:Delivery/cbc:Tracking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62</text:p>
          </table:table-cell>
          <table:table-cell table:style-name="ce1" office:value-type="string">
            <text:p>not(cac:Delivery/cac:DeliveryAddress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63</text:p>
          </table:table-cell>
          <table:table-cell table:style-name="ce1" office:value-type="string">
            <text:p>not(cac:Delivery/cac:DeliveryLocation/cbc: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64</text:p>
          </table:table-cell>
          <table:table-cell table:style-name="ce1" office:value-type="string">
            <text:p>not(cac:Delivery/cac:DeliveryLocation/cbc:Descrip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65</text:p>
          </table:table-cell>
          <table:table-cell table:style-name="ce1" office:value-type="string">
            <text:p>not(cac:Delivery/cac:DeliveryLocation/cbc:Conditions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66</text:p>
          </table:table-cell>
          <table:table-cell table:style-name="ce1" office:value-type="string">
            <text:p>not(cac:Delivery/cac:DeliveryLocation/cbc:CountrySubenti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67</text:p>
          </table:table-cell>
          <table:table-cell table:style-name="ce1" office:value-type="string">
            <text:p>not(cac:Delivery/cac:DeliveryLocation/cbc:CountrySubentity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68</text:p>
          </table:table-cell>
          <table:table-cell table:style-name="ce1" office:value-type="string">
            <text:p>not(cac:Delivery/cac:DeliveryLocation/cac:ValidityPerio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69</text:p>
          </table:table-cell>
          <table:table-cell table:style-name="ce1" office:value-type="string">
            <text:p>not(cac:Delivery/cac:DeliveryLocation/cac:Address/cbc:AddressType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70</text:p>
          </table:table-cell>
          <table:table-cell table:style-name="ce1" office:value-type="string">
            <text:p>not(cac:Delivery/cac:DeliveryLocation/cac:Address/cbc:AddressFormat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71</text:p>
          </table:table-cell>
          <table:table-cell table:style-name="ce1" office:value-type="string">
            <text:p>not(cac:Delivery/cac:DeliveryLocation/cac:Address/cbc:Flo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72</text:p>
          </table:table-cell>
          <table:table-cell table:style-name="ce1" office:value-type="string">
            <text:p>not(cac:Delivery/cac:DeliveryLocation/cac:Address/cbc:Room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73</text:p>
          </table:table-cell>
          <table:table-cell table:style-name="ce1" office:value-type="string">
            <text:p>not(cac:Delivery/cac:DeliveryLocation/cac:Address/cbc:Block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74</text:p>
          </table:table-cell>
          <table:table-cell table:style-name="ce1" office:value-type="string">
            <text:p>not(cac:Delivery/cac:DeliveryLocation/cac:Address/cbc:Building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75</text:p>
          </table:table-cell>
          <table:table-cell table:style-name="ce1" office:value-type="string">
            <text:p>not(cac:Delivery/cac:DeliveryLocation/cac:Address/cbc:InhouseMail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76</text:p>
          </table:table-cell>
          <table:table-cell table:style-name="ce1" office:value-type="string">
            <text:p>not(cac:Delivery/cac:DeliveryLocation/cac:Address/cbc:Departmen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77</text:p>
          </table:table-cell>
          <table:table-cell table:style-name="ce1" office:value-type="string">
            <text:p>not(cac:Delivery/cac:DeliveryLocation/cac:Address/cbc:MarkAtten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78</text:p>
          </table:table-cell>
          <table:table-cell table:style-name="ce1" office:value-type="string">
            <text:p>not(cac:Delivery/cac:DeliveryLocation/cac:Address/cbc:MarkCar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79</text:p>
          </table:table-cell>
          <table:table-cell table:style-name="ce1" office:value-type="string">
            <text:p>not(cac:Delivery/cac:DeliveryLocation/cac:Address/cbc:PlotIdentifi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80</text:p>
          </table:table-cell>
          <table:table-cell table:style-name="ce1" office:value-type="string">
            <text:p>not(cac:Delivery/cac:DeliveryLocation/cac:Address/cbc:CitySubdivision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81</text:p>
          </table:table-cell>
          <table:table-cell table:style-name="ce1" office:value-type="string">
            <text:p>not(cac:Delivery/cac:DeliveryLocation/cac:Address/cbc:CountrySubentity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82</text:p>
          </table:table-cell>
          <table:table-cell table:style-name="ce1" office:value-type="string">
            <text:p>not(cac:Delivery/cac:DeliveryLocation/cac:Address/cbc:Reg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83</text:p>
          </table:table-cell>
          <table:table-cell table:style-name="ce1" office:value-type="string">
            <text:p>not(cac:Delivery/cac:DeliveryLocation/cac:Address/cbc:Distric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84</text:p>
          </table:table-cell>
          <table:table-cell table:style-name="ce1" office:value-type="string">
            <text:p>not(cac:Delivery/cac:DeliveryLocation/cac:Address/cbc:TimezoneOffse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85</text:p>
          </table:table-cell>
          <table:table-cell table:style-name="ce1" office:value-type="string">
            <text:p>not(cac:Delivery/cac:DeliveryLocation/cac:Address/cac:AddressLin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86</text:p>
          </table:table-cell>
          <table:table-cell table:style-name="ce1" office:value-type="string">
            <text:p>not(cac:Delivery/cac:DeliveryLocation/cac:Address/cac:Country/cbc: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87</text:p>
          </table:table-cell>
          <table:table-cell table:style-name="ce1" office:value-type="string">
            <text:p>not(cac:Delivery/cac:DeliveryLocation/cac:Address/cac:LocationCoordina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88</text:p>
          </table:table-cell>
          <table:table-cell table:style-name="ce1" office:value-type="string">
            <text:p>not(cac:Delivery/cac:RequestedDeliveryPeriod/cbc:StartTi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89</text:p>
          </table:table-cell>
          <table:table-cell table:style-name="ce1" office:value-type="string">
            <text:p>not(cac:Delivery/cac:RequestedDeliveryPeriod/cbc:EndTi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90</text:p>
          </table:table-cell>
          <table:table-cell table:style-name="ce1" office:value-type="string">
            <text:p>not(cac:Delivery/cac:RequestedDeliveryPeriod/cbc:DurationMeasur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91</text:p>
          </table:table-cell>
          <table:table-cell table:style-name="ce1" office:value-type="string">
            <text:p>not(cac:Delivery/cac:RequestedDeliveryPeriod/cbc:Description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92</text:p>
          </table:table-cell>
          <table:table-cell table:style-name="ce1" office:value-type="string">
            <text:p>not(cac:Delivery/cac:RequestedDeliveryPeriod/cbc:Descrip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93</text:p>
          </table:table-cell>
          <table:table-cell table:style-name="ce1" office:value-type="string">
            <text:p>not(cac:Delivery/cac:PromisedDeliveryPerio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94</text:p>
          </table:table-cell>
          <table:table-cell table:style-name="ce1" office:value-type="string">
            <text:p>not(cac:Delivery/cac:EstimatedDeliveryPerio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95</text:p>
          </table:table-cell>
          <table:table-cell table:style-name="ce1" office:value-type="string">
            <text:p>not(cac:Delivery/cac:DeliveryParty/cbc:MarkCare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96</text:p>
          </table:table-cell>
          <table:table-cell table:style-name="ce1" office:value-type="string">
            <text:p>not(cac:Delivery/cac:DeliveryParty/cbc:MarkAttention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97</text:p>
          </table:table-cell>
          <table:table-cell table:style-name="ce1" office:value-type="string">
            <text:p>not(cac:Delivery/cac:DeliveryParty/cbc:WebsiteURI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98</text:p>
          </table:table-cell>
          <table:table-cell table:style-name="ce1" office:value-type="string">
            <text:p>not(cac:Delivery/cac:DeliveryParty/cbc:LogoReference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299</text:p>
          </table:table-cell>
          <table:table-cell table:style-name="ce1" office:value-type="string">
            <text:p>not(cac:Delivery/cac:DeliveryParty/cac:Languag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00</text:p>
          </table:table-cell>
          <table:table-cell table:style-name="ce1" office:value-type="string">
            <text:p>not(cac:Delivery/cac:DeliveryParty/cac:PostalAddress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01</text:p>
          </table:table-cell>
          <table:table-cell table:style-name="ce1" office:value-type="string">
            <text:p>not(cac:Delivery/cac:DeliveryParty/cac:PhysicalLo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02</text:p>
          </table:table-cell>
          <table:table-cell table:style-name="ce1" office:value-type="string">
            <text:p>not(cac:Delivery/cac:DeliveryParty/cac:PartyTaxSche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03</text:p>
          </table:table-cell>
          <table:table-cell table:style-name="ce1" office:value-type="string">
            <text:p>not(cac:Delivery/cac:DeliveryParty/cac:PartyLegalEnti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04</text:p>
          </table:table-cell>
          <table:table-cell table:style-name="ce1" office:value-type="string">
            <text:p>not(cac:Delivery/cac:DeliveryParty/cac:Contact/cbc: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06</text:p>
          </table:table-cell>
          <table:table-cell table:style-name="ce1" office:value-type="string">
            <text:p>not(cac:Delivery/cac:DeliveryParty/cac:Contact/cbc:No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07</text:p>
          </table:table-cell>
          <table:table-cell table:style-name="ce1" office:value-type="string">
            <text:p>not(cac:Delivery/cac:DeliveryParty/cac:OtherCommuni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08</text:p>
          </table:table-cell>
          <table:table-cell table:style-name="ce1" office:value-type="string">
            <text:p>not(cac:Delivery/cac:DeliveryParty/cac:Pers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09</text:p>
          </table:table-cell>
          <table:table-cell table:style-name="ce1" office:value-type="string">
            <text:p>not(cac:Delivery/cac:DeliveryParty/cac:AgentPar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10</text:p>
          </table:table-cell>
          <table:table-cell table:style-name="ce1" office:value-type="string">
            <text:p>not(cac:Delivery/cac:Despatch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11</text:p>
          </table:table-cell>
          <table:table-cell table:style-name="ce1" office:value-type="string">
            <text:p>not(cac:DeliveryTerms/cbc:LossRiskResponsibility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12</text:p>
          </table:table-cell>
          <table:table-cell table:style-name="ce1" office:value-type="string">
            <text:p>not(cac:DeliveryTerms/cbc:LossRisk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13</text:p>
          </table:table-cell>
          <table:table-cell table:style-name="ce1" office:value-type="string">
            <text:p>not(cac:DeliveryTerms/cac:AllowanceCharg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14</text:p>
          </table:table-cell>
          <table:table-cell table:style-name="ce1" office:value-type="string">
            <text:p>not(cac:DeliveryTerms/cac:DeliveryLocation/cbc:Descrip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15</text:p>
          </table:table-cell>
          <table:table-cell table:style-name="ce1" office:value-type="string">
            <text:p>not(cac:DeliveryTerms/cac:DeliveryLocation/cbc:Conditions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16</text:p>
          </table:table-cell>
          <table:table-cell table:style-name="ce1" office:value-type="string">
            <text:p>not(cac:DeliveryTerms/cac:DeliveryLocation/cbc:CountrySubenti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17</text:p>
          </table:table-cell>
          <table:table-cell table:style-name="ce1" office:value-type="string">
            <text:p>not(cac:DeliveryTerms/cac:DeliveryLocation/cbc:CountrySubentity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18</text:p>
          </table:table-cell>
          <table:table-cell table:style-name="ce1" office:value-type="string">
            <text:p>not(cac:DeliveryTerms/cac:DeliveryLocation/cac:ValidityPerio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19</text:p>
          </table:table-cell>
          <table:table-cell table:style-name="ce1" office:value-type="string">
            <text:p>not(cac:DeliveryTerms/cac:DeliveryLocation/cac:Address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20</text:p>
          </table:table-cell>
          <table:table-cell table:style-name="ce1" office:value-type="string">
            <text:p>not(cac:PaymentMeans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21</text:p>
          </table:table-cell>
          <table:table-cell table:style-name="ce1" office:value-type="string">
            <text:p>not(cac:TransactionConditions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22</text:p>
          </table:table-cell>
          <table:table-cell table:style-name="ce1" office:value-type="string">
            <text:p>not(cac:AllowanceCharge/cbc: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23</text:p>
          </table:table-cell>
          <table:table-cell table:style-name="ce1" office:value-type="string">
            <text:p>not(cac:AllowanceCharge/cbc:AllowanceChargeReason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24</text:p>
          </table:table-cell>
          <table:table-cell table:style-name="ce1" office:value-type="string">
            <text:p>not(cac:AllowanceCharge/cbc:MultiplierFactorNumeric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25</text:p>
          </table:table-cell>
          <table:table-cell table:style-name="ce1" office:value-type="string">
            <text:p>not(cac:AllowanceCharge/cbc:Prepaid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26</text:p>
          </table:table-cell>
          <table:table-cell table:style-name="ce1" office:value-type="string">
            <text:p>not(cac:AllowanceCharge/cbc:SequenceNumeric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27</text:p>
          </table:table-cell>
          <table:table-cell table:style-name="ce1" office:value-type="string">
            <text:p>not(cac:AllowanceCharge/cbc:BaseAmoun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28</text:p>
          </table:table-cell>
          <table:table-cell table:style-name="ce1" office:value-type="string">
            <text:p>not(cac:AllowanceCharge/cbc:AccountingCost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29</text:p>
          </table:table-cell>
          <table:table-cell table:style-name="ce1" office:value-type="string">
            <text:p>not(cac:AllowanceCharge/cbc:AccountingCos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30</text:p>
          </table:table-cell>
          <table:table-cell table:style-name="ce1" office:value-type="string">
            <text:p>not(cac:AllowanceCharge/cac:TaxCategor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31</text:p>
          </table:table-cell>
          <table:table-cell table:style-name="ce1" office:value-type="string">
            <text:p>not(cac:AllowanceCharge/cac:TaxTotal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32</text:p>
          </table:table-cell>
          <table:table-cell table:style-name="ce1" office:value-type="string">
            <text:p>not(cac:AllowanceCharge/cac:PaymentMeans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33</text:p>
          </table:table-cell>
          <table:table-cell table:style-name="ce1" office:value-type="string">
            <text:p>not(cac:DestinationCountr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34</text:p>
          </table:table-cell>
          <table:table-cell table:style-name="ce1" office:value-type="string">
            <text:p>not(cac:TaxTotal/cbc:RoundingAmoun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35</text:p>
          </table:table-cell>
          <table:table-cell table:style-name="ce1" office:value-type="string">
            <text:p>not(cac:TaxTotal/cbc:TaxEvidence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36</text:p>
          </table:table-cell>
          <table:table-cell table:style-name="ce1" office:value-type="string">
            <text:p>not(cac:TaxTotal/cac:TaxSubtotal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37</text:p>
          </table:table-cell>
          <table:table-cell table:style-name="ce1" office:value-type="string">
            <text:p>not(cac:AnticipatedMonetaryTotal/cbc:TaxExclusiveAmoun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38</text:p>
          </table:table-cell>
          <table:table-cell table:style-name="ce1" office:value-type="string">
            <text:p>not(cac:AnticipatedMonetaryTotal/cbc:TaxInclusiveAmoun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39</text:p>
          </table:table-cell>
          <table:table-cell table:style-name="ce1" office:value-type="string">
            <text:p>not(cac:AnticipatedMonetaryTotal/cbc:PrepaidAmoun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40</text:p>
          </table:table-cell>
          <table:table-cell table:style-name="ce1" office:value-type="string">
            <text:p>not(cac:AnticipatedMonetaryTotal/cbc:PayableRoundingAmoun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41</text:p>
          </table:table-cell>
          <table:table-cell table:style-name="ce1" office:value-type="string">
            <text:p>not(cac:OrderLine/cbc:SubstitutionStatus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42</text:p>
          </table:table-cell>
          <table:table-cell table:style-name="ce1" office:value-type="string">
            <text:p>not(cac:OrderLine/cac:SellerProposedSubstituteLineItem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43</text:p>
          </table:table-cell>
          <table:table-cell table:style-name="ce1" office:value-type="string">
            <text:p>not(cac:OrderLine/cac:SellerSubstitutedLineItem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44</text:p>
          </table:table-cell>
          <table:table-cell table:style-name="ce1" office:value-type="string">
            <text:p>not(cac:OrderLine/cac:BuyerProposedSubstituteLineItem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45</text:p>
          </table:table-cell>
          <table:table-cell table:style-name="ce1" office:value-type="string">
            <text:p>not(cac:OrderLine/cac:CatalogueLineReferenc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46</text:p>
          </table:table-cell>
          <table:table-cell table:style-name="ce1" office:value-type="string">
            <text:p>not(cac:OrderLine/cac:QuotationLineReferenc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47</text:p>
          </table:table-cell>
          <table:table-cell table:style-name="ce1" office:value-type="string">
            <text:p>not(cac:OrderLine/cac:DocumentReferenc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48</text:p>
          </table:table-cell>
          <table:table-cell table:style-name="ce1" office:value-type="string">
            <text:p>not(cac:OrderLine/cac:LineItem/cbc:SalesOrder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49</text:p>
          </table:table-cell>
          <table:table-cell table:style-name="ce1" office:value-type="string">
            <text:p>not(cac:OrderLine/cac:LineItem/cbc:No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50</text:p>
          </table:table-cell>
          <table:table-cell table:style-name="ce1" office:value-type="string">
            <text:p>not(cac:OrderLine/cac:LineItem/cbc:UU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51</text:p>
          </table:table-cell>
          <table:table-cell table:style-name="ce1" office:value-type="string">
            <text:p>not(cac:OrderLine/cac:LineItem/cbc:LineStatus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52</text:p>
          </table:table-cell>
          <table:table-cell table:style-name="ce1" office:value-type="string">
            <text:p>not(cac:OrderLine/cac:LineItem/cbc:MinimumQuanti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53</text:p>
          </table:table-cell>
          <table:table-cell table:style-name="ce1" office:value-type="string">
            <text:p>not(cac:OrderLine/cac:LineItem/cbc:MaximumQuanti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54</text:p>
          </table:table-cell>
          <table:table-cell table:style-name="ce1" office:value-type="string">
            <text:p>not(cac:OrderLine/cac:LineItem/cbc:MinimumBackorderQuanti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55</text:p>
          </table:table-cell>
          <table:table-cell table:style-name="ce1" office:value-type="string">
            <text:p>not(cac:OrderLine/cac:LineItem/cbc:MaximumBackorderQuanti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56</text:p>
          </table:table-cell>
          <table:table-cell table:style-name="ce1" office:value-type="string">
            <text:p>not(cac:OrderLine/cac:LineItem/cbc:InspectionMethod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57</text:p>
          </table:table-cell>
          <table:table-cell table:style-name="ce1" office:value-type="string">
            <text:p>not(cac:OrderLine/cac:LineItem/cbc:BackOrderAllowed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58</text:p>
          </table:table-cell>
          <table:table-cell table:style-name="ce1" office:value-type="string">
            <text:p>not(cac:OrderLine/cac:LineItem/cbc:AccountingCost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59</text:p>
          </table:table-cell>
          <table:table-cell table:style-name="ce1" office:value-type="string">
            <text:p>not(cac:OrderLine/cac:LineItem/cac:Delivery/cbc: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60</text:p>
          </table:table-cell>
          <table:table-cell table:style-name="ce1" office:value-type="string">
            <text:p>not(cac:OrderLine/cac:LineItem/cac:Delivery/cbc:Quanti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61</text:p>
          </table:table-cell>
          <table:table-cell table:style-name="ce1" office:value-type="string">
            <text:p>not(cac:OrderLine/cac:LineItem/cac:Delivery/cbc:MinimumQuanti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62</text:p>
          </table:table-cell>
          <table:table-cell table:style-name="ce1" office:value-type="string">
            <text:p>not(cac:OrderLine/cac:LineItem/cac:Delivery/cbc:MaximumQuanti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63</text:p>
          </table:table-cell>
          <table:table-cell table:style-name="ce1" office:value-type="string">
            <text:p>not(cac:OrderLine/cac:LineItem/cac:Delivery/cbc:ActualDeliveryTi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64</text:p>
          </table:table-cell>
          <table:table-cell table:style-name="ce1" office:value-type="string">
            <text:p>not(cac:OrderLine/cac:LineItem/cac:Delivery/cbc:LatestDeliveryDa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65</text:p>
          </table:table-cell>
          <table:table-cell table:style-name="ce1" office:value-type="string">
            <text:p>not(cac:OrderLine/cac:LineItem/cac:Delivery/cbc:LatestDeliveryTi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66</text:p>
          </table:table-cell>
          <table:table-cell table:style-name="ce1" office:value-type="string">
            <text:p>not(cac:OrderLine/cac:LineItem/cac:Delivery/cbc:Tracking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67</text:p>
          </table:table-cell>
          <table:table-cell table:style-name="ce1" office:value-type="string">
            <text:p>not(cac:OrderLine/cac:LineItem/cac:Delivery/cac:DeliveryAddress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68</text:p>
          </table:table-cell>
          <table:table-cell table:style-name="ce1" office:value-type="string">
            <text:p>not(cac:OrderLine/cac:LineItem/cac:Delivery/cac:DeliveryLo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69</text:p>
          </table:table-cell>
          <table:table-cell table:style-name="ce1" office:value-type="string">
            <text:p>not(cac:OrderLine/cac:LineItem/cac:Delivery/cac:RequestedDeliveryPeriod/cbc:StartTi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70</text:p>
          </table:table-cell>
          <table:table-cell table:style-name="ce1" office:value-type="string">
            <text:p>not(cac:OrderLine/cac:LineItem/cac:Delivery/cac:RequestedDeliveryPeriod/cbc:EndTi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71</text:p>
          </table:table-cell>
          <table:table-cell table:style-name="ce1" office:value-type="string">
            <text:p>not(cac:OrderLine/cac:LineItem/cac:Delivery/cac:RequestedDeliveryPeriod/cbc:DurationMeasur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72</text:p>
          </table:table-cell>
          <table:table-cell table:style-name="ce1" office:value-type="string">
            <text:p>not(cac:OrderLine/cac:LineItem/cac:Delivery/cac:RequestedDeliveryPeriod/cbc:Description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73</text:p>
          </table:table-cell>
          <table:table-cell table:style-name="ce1" office:value-type="string">
            <text:p>not(cac:OrderLine/cac:LineItem/cac:Delivery/cac:RequestedDeliveryPeriod/cbc:Descrip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74</text:p>
          </table:table-cell>
          <table:table-cell table:style-name="ce1" office:value-type="string">
            <text:p>not(cac:OrderLine/cac:LineItem/cac:Delivery/cac:PromisedDeliveryPerio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75</text:p>
          </table:table-cell>
          <table:table-cell table:style-name="ce1" office:value-type="string">
            <text:p>not(cac:OrderLine/cac:LineItem/cac:Delivery/cac:EstimatedDeliveryPerio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76</text:p>
          </table:table-cell>
          <table:table-cell table:style-name="ce1" office:value-type="string">
            <text:p>not(cac:OrderLine/cac:LineItem/cac:Delivery/cac:DeliveryPar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77</text:p>
          </table:table-cell>
          <table:table-cell table:style-name="ce1" office:value-type="string">
            <text:p>not(cac:OrderLine/cac:LineItem/cac:Delivery/cac:Despatch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78</text:p>
          </table:table-cell>
          <table:table-cell table:style-name="ce1" office:value-type="string">
            <text:p>not(cac:OrderLine/cac:LineItem/cac:DeliveryTerms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79</text:p>
          </table:table-cell>
          <table:table-cell table:style-name="ce1" office:value-type="string">
            <text:p>not(cac:OrderLine/cac:LineItem/cac:OriginatoriParty/cbc:MarkCare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80</text:p>
          </table:table-cell>
          <table:table-cell table:style-name="ce1" office:value-type="string">
            <text:p>not(cac:OrderLine/cac:LineItem/cac:OriginatoriParty/cbc:MarkAttention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81</text:p>
          </table:table-cell>
          <table:table-cell table:style-name="ce1" office:value-type="string">
            <text:p>not(cac:OrderLine/cac:LineItem/cac:OriginatoriParty/cbc:WebsiteURI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82</text:p>
          </table:table-cell>
          <table:table-cell table:style-name="ce1" office:value-type="string">
            <text:p>not(cac:OrderLine/cac:LineItem/cac:OriginatoriParty/cbc:LogoReference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83</text:p>
          </table:table-cell>
          <table:table-cell table:style-name="ce1" office:value-type="string">
            <text:p>not(cac:OrderLine/cac:LineItem/cac:OriginatoriParty/cbc:Endpoint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84</text:p>
          </table:table-cell>
          <table:table-cell table:style-name="ce1" office:value-type="string">
            <text:p>not(cac:OrderLine/cac:LineItem/cac:OriginatoriParty/cac:Languag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85</text:p>
          </table:table-cell>
          <table:table-cell table:style-name="ce1" office:value-type="string">
            <text:p>not(cac:OrderLine/cac:LineItem/cac:OriginatoriParty/cac:PostalAddress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86</text:p>
          </table:table-cell>
          <table:table-cell table:style-name="ce1" office:value-type="string">
            <text:p>not(cac:OrderLine/cac:LineItem/cac:OriginatoriParty/cac:PhysicalLo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87</text:p>
          </table:table-cell>
          <table:table-cell table:style-name="ce1" office:value-type="string">
            <text:p>not(cac:OrderLine/cac:LineItem/cac:OriginatoriParty/cac:PartyTaxSche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88</text:p>
          </table:table-cell>
          <table:table-cell table:style-name="ce1" office:value-type="string">
            <text:p>not(cac:OrderLine/cac:LineItem/cac:OriginatoriParty/cac:PartyLegalEnti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89</text:p>
          </table:table-cell>
          <table:table-cell table:style-name="ce1" office:value-type="string">
            <text:p>not(cac:OrderLine/cac:LineItem/cac:OriginatoriParty/cac:Contac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90</text:p>
          </table:table-cell>
          <table:table-cell table:style-name="ce1" office:value-type="string">
            <text:p>not(cac:OrderLine/cac:LineItem/cac:OriginatoriParty/cac:Pers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91</text:p>
          </table:table-cell>
          <table:table-cell table:style-name="ce1" office:value-type="string">
            <text:p>not(cac:OrderLine/cac:LineItem/cac:OriginatoriParty/cac:AgentPar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92</text:p>
          </table:table-cell>
          <table:table-cell table:style-name="ce1" office:value-type="string">
            <text:p>not(cac:OrderLine/cac:LineItem/cac:OrderedShipmen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93</text:p>
          </table:table-cell>
          <table:table-cell table:style-name="ce1" office:value-type="string">
            <text:p>not(cac:OrderLine/cac:LineItem/cac:PricingReferenc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94</text:p>
          </table:table-cell>
          <table:table-cell table:style-name="ce1" office:value-type="string">
            <text:p>not(cac:OrderLine/cac:LineItem/cac:AllowanceCharg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95</text:p>
          </table:table-cell>
          <table:table-cell table:style-name="ce1" office:value-type="string">
            <text:p>not(cac:OrderLine/cac:LineItem/cac:Price/cbc:PriceChangeReas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96</text:p>
          </table:table-cell>
          <table:table-cell table:style-name="ce1" office:value-type="string">
            <text:p>not(cac:OrderLine/cac:LineItem/cac:Price/cbc:PriceTypeCod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97</text:p>
          </table:table-cell>
          <table:table-cell table:style-name="ce1" office:value-type="string">
            <text:p>not(cac:OrderLine/cac:LineItem/cac:Price/cbc:PriceTyp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98</text:p>
          </table:table-cell>
          <table:table-cell table:style-name="ce1" office:value-type="string">
            <text:p>not(cac:OrderLine/cac:LineItem/cac:Price/cbc:OrderableUnitFactorRa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399</text:p>
          </table:table-cell>
          <table:table-cell table:style-name="ce1" office:value-type="string">
            <text:p>not(cac:OrderLine/cac:LineItem/cac:Price/cac:ValidityPerio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00</text:p>
          </table:table-cell>
          <table:table-cell table:style-name="ce1" office:value-type="string">
            <text:p>not(cac:OrderLine/cac:LineItem/cac:Price/cac:PriceList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01</text:p>
          </table:table-cell>
          <table:table-cell table:style-name="ce1" office:value-type="string">
            <text:p>not(cac:OrderLine/cac:LineItem/cac:Price/cac:AllowanceCharg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02</text:p>
          </table:table-cell>
          <table:table-cell table:style-name="ce1" office:value-type="string">
            <text:p>not(cac:OrderLine/cac:LineItem/cac:Item/cbc:PackQuanti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03</text:p>
          </table:table-cell>
          <table:table-cell table:style-name="ce1" office:value-type="string">
            <text:p>not(cac:OrderLine/cac:LineItem/cac:Item/cbc:PackSizeNumeric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04</text:p>
          </table:table-cell>
          <table:table-cell table:style-name="ce1" office:value-type="string">
            <text:p>not(cac:OrderLine/cac:LineItem/cac:Item/cbc:Catalogue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05</text:p>
          </table:table-cell>
          <table:table-cell table:style-name="ce1" office:value-type="string">
            <text:p>not(cac:OrderLine/cac:LineItem/cac:Item/cbc:HazardousRiskIndicator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06</text:p>
          </table:table-cell>
          <table:table-cell table:style-name="ce1" office:value-type="string">
            <text:p>not(cac:OrderLine/cac:LineItem/cac:Item/cbc:AdditionalInform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07</text:p>
          </table:table-cell>
          <table:table-cell table:style-name="ce1" office:value-type="string">
            <text:p>not(cac:OrderLine/cac:LineItem/cac:Item/cbc:Keywor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08</text:p>
          </table:table-cell>
          <table:table-cell table:style-name="ce1" office:value-type="string">
            <text:p>not(cac:OrderLine/cac:LineItem/cac:Item/cbc:Brand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09</text:p>
          </table:table-cell>
          <table:table-cell table:style-name="ce1" office:value-type="string">
            <text:p>not(cac:OrderLine/cac:LineItem/cac:Item/cbc:ModelNam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10</text:p>
          </table:table-cell>
          <table:table-cell table:style-name="ce1" office:value-type="string">
            <text:p>not(cac:OrderLine/cac:LineItem/cac:Item/cac:SellersItemIdentification/cbc:Extended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11</text:p>
          </table:table-cell>
          <table:table-cell table:style-name="ce1" office:value-type="string">
            <text:p>not(cac:OrderLine/cac:LineItem/cac:Item/cac:SellersItemIdentification/cbc:PhysycalAttribu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12</text:p>
          </table:table-cell>
          <table:table-cell table:style-name="ce1" office:value-type="string">
            <text:p>not(cac:OrderLine/cac:LineItem/cac:Item/cac:SellersItemIdentification/cbc:MeasurementDimens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13</text:p>
          </table:table-cell>
          <table:table-cell table:style-name="ce1" office:value-type="string">
            <text:p>not(cac:OrderLine/cac:LineItem/cac:Item/cac:SellersItemIdentification/cbc:IssuerPar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14</text:p>
          </table:table-cell>
          <table:table-cell table:style-name="ce1" office:value-type="string">
            <text:p>not(cac:OrderLine/cac:LineItem/cac:Item/cac:StandardItemIdentification/cbc:ExtendedI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15</text:p>
          </table:table-cell>
          <table:table-cell table:style-name="ce1" office:value-type="string">
            <text:p>not(cac:OrderLine/cac:LineItem/cac:Item/cac:StandardItemIdentification/cbc:PhysycalAttribut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16</text:p>
          </table:table-cell>
          <table:table-cell table:style-name="ce1" office:value-type="string">
            <text:p>not(cac:OrderLine/cac:LineItem/cac:Item/cac:StandardItemIdentification/cbc:MeasurementDimens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17</text:p>
          </table:table-cell>
          <table:table-cell table:style-name="ce1" office:value-type="string">
            <text:p>not(cac:OrderLine/cac:LineItem/cac:Item/cac:StandardItemIdentification/cbc:IssuerPar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18</text:p>
          </table:table-cell>
          <table:table-cell table:style-name="ce1" office:value-type="string">
            <text:p>not(cac:OrderLine/cac:LineItem/cac:Item/cac:BuyersItemIdentifi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19</text:p>
          </table:table-cell>
          <table:table-cell table:style-name="ce1" office:value-type="string">
            <text:p>not(cac:OrderLine/cac:LineItem/cac:Item/cac:CommodityClassifi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20</text:p>
          </table:table-cell>
          <table:table-cell table:style-name="ce1" office:value-type="string">
            <text:p>not(cac:OrderLine/cac:LineItem/cac:Item/cac:ManufacturersItemIdentifi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21</text:p>
          </table:table-cell>
          <table:table-cell table:style-name="ce1" office:value-type="string">
            <text:p>not(cac:OrderLine/cac:LineItem/cac:Item/cac:CatalogueItemIdentifi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22</text:p>
          </table:table-cell>
          <table:table-cell table:style-name="ce1" office:value-type="string">
            <text:p>not(cac:OrderLine/cac:LineItem/cac:Item/cac:AdditionalItemIdentification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23</text:p>
          </table:table-cell>
          <table:table-cell table:style-name="ce1" office:value-type="string">
            <text:p>not(cac:OrderLine/cac:LineItem/cac:Item/cac:CatalogueDocumentReferenc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24</text:p>
          </table:table-cell>
          <table:table-cell table:style-name="ce1" office:value-type="string">
            <text:p>not(cac:OrderLine/cac:LineItem/cac:Item/cac:ItemSpecificationDocumentReferenc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25</text:p>
          </table:table-cell>
          <table:table-cell table:style-name="ce1" office:value-type="string">
            <text:p>not(cac:OrderLine/cac:LineItem/cac:Item/cac:OriginCountr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26</text:p>
          </table:table-cell>
          <table:table-cell table:style-name="ce1" office:value-type="string">
            <text:p>not(cac:OrderLine/cac:LineItem/cac:Item/cac:TransactionConditions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27</text:p>
          </table:table-cell>
          <table:table-cell table:style-name="ce1" office:value-type="string">
            <text:p>not(cac:OrderLine/cac:LineItem/cac:Item/cac:HazardousItem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28</text:p>
          </table:table-cell>
          <table:table-cell table:style-name="ce1" office:value-type="string">
            <text:p>not(cac:OrderLine/cac:LineItem/cac:Item/cac:ManufacturerPar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29</text:p>
          </table:table-cell>
          <table:table-cell table:style-name="ce1" office:value-type="string">
            <text:p>not(cac:OrderLine/cac:LineItem/cac:Item/cac:InformationContentProviderPart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30</text:p>
          </table:table-cell>
          <table:table-cell table:style-name="ce1" office:value-type="string">
            <text:p>not(cac:OrderLine/cac:LineItem/cac:Item/cac:OriginAddress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31</text:p>
          </table:table-cell>
          <table:table-cell table:style-name="ce1" office:value-type="string">
            <text:p>not(cac:OrderLine/cac:LineItem/cac:Item/cac:ItemInstance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32</text:p>
          </table:table-cell>
          <table:table-cell table:style-name="ce1" office:value-type="string">
            <text:p>not(cac:OrderLine/cac:LineItem/cac:Item/cac:ClassifiedTaxCategory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33</text:p>
          </table:table-cell>
          <table:table-cell table:style-name="ce1" office:value-type="string">
            <text:p>not(cac:OrderLine/cac:LineItem/cac:Item/cac:AdditionalItemProperty/cac:UsabilityPeriod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34</text:p>
          </table:table-cell>
          <table:table-cell table:style-name="ce1" office:value-type="string">
            <text:p>not(cac:OrderLine/cac:LineItem/cac:Item/cac:AdditionalItemProperty/cac:ItemPropertyGroup)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35</text:p>
          </table:table-cell>
          <table:table-cell table:style-name="ce1" office:value-type="string">
            <text:p>count(cac:PartyIdentification)&amp;lt;=1</text:p>
          </table:table-cell>
          <table:table-cell table:style-name="ce14" office:value-type="string">
            <text:p>contains(preceding::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36</text:p>
          </table:table-cell>
          <table:table-cell table:style-name="ce1" office:value-type="string">
            <text:p>count(cac:PartyName)=1</text:p>
          </table:table-cell>
          <table:table-cell table:style-name="ce14" office:value-type="string">
            <text:p>contains(preceding::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37</text:p>
          </table:table-cell>
          <table:table-cell table:style-name="ce1" office:value-type="string">
            <text:p>count(cac:PartyLegalEntity)&amp;lt;=1</text:p>
          </table:table-cell>
          <table:table-cell table:style-name="ce14" office:value-type="string">
            <text:p>contains(preceding::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38</text:p>
          </table:table-cell>
          <table:table-cell table:style-name="ce1" office:value-type="string">
            <text:p>count(cac:PartyIdentification)&amp;lt;=1</text:p>
          </table:table-cell>
          <table:table-cell table:style-name="ce14" office:value-type="string">
            <text:p>contains(preceding::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39</text:p>
          </table:table-cell>
          <table:table-cell table:style-name="ce1" office:value-type="string">
            <text:p>count(cac:PartyName)=1</text:p>
          </table:table-cell>
          <table:table-cell table:style-name="ce14" office:value-type="string">
            <text:p>contains(preceding::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40</text:p>
          </table:table-cell>
          <table:table-cell table:style-name="ce1" office:value-type="string">
            <text:p>count(cac:PartyLegalEntity)&amp;lt;=1</text:p>
          </table:table-cell>
          <table:table-cell table:style-name="ce14" office:value-type="string">
            <text:p>contains(preceding::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41</text:p>
          </table:table-cell>
          <table:table-cell table:style-name="ce1" office:value-type="string">
            <text:p>count(cbc:Description)&amp;lt;=1</text:p>
          </table:table-cell>
          <table:table-cell table:style-name="ce14" office:value-type="string">
            <text:p>contains(preceding::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42</text:p>
          </table:table-cell>
          <table:table-cell table:style-name="ce1" office:value-type="string">
            <text:p>count(cac:PartyIdentification)&amp;lt;=1</text:p>
          </table:table-cell>
          <table:table-cell table:style-name="ce14" office:value-type="string">
            <text:p>contains(preceding::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43</text:p>
          </table:table-cell>
          <table:table-cell table:style-name="ce1" office:value-type="string">
            <text:p>count(cac:PartyName)&amp;lt;=1</text:p>
          </table:table-cell>
          <table:table-cell table:style-name="ce14" office:value-type="string">
            <text:p>contains(preceding::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44</text:p>
          </table:table-cell>
          <table:table-cell table:style-name="ce1" office:value-type="string">
            <text:p>count(cbc:Note)&amp;lt;=1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45</text:p>
          </table:table-cell>
          <table:table-cell table:style-name="ce1" office:value-type="string">
            <text:p>count(cac:ValidityPeriod)&amp;lt;=1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46</text:p>
          </table:table-cell>
          <table:table-cell table:style-name="ce1" office:value-type="string">
            <text:p>count(cac:OrderDocumentReference)&amp;lt;=1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47</text:p>
          </table:table-cell>
          <table:table-cell table:style-name="ce1" office:value-type="string">
            <text:p>count(cac:Contract)&amp;lt;=1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48</text:p>
          </table:table-cell>
          <table:table-cell table:style-name="ce1" office:value-type="string">
            <text:p>count(cac:Delivery)&amp;lt;=1</text:p>
          </table:table-cell>
          <table:table-cell table:style-name="ce14" office:value-type="string">
            <text:p>contains(cbc:CustomizationID, 'urn:www.cenbii.eu:transaction:biicoretrdm001:ver1.0')</text:p>
          </table:table-cell>
          <table:table-cell table:number-columns-repeated="1020"/>
        </table:table-row>
        <table:table-row table:style-name="ro4">
          <table:table-cell table:style-name="ce13" office:value-type="string">
            <text:p>T01</text:p>
          </table:table-cell>
          <table:table-cell table:style-name="ce5" office:value-type="string">
            <text:p>BIICORE-T01-R449</text:p>
          </table:table-cell>
          <table:table-cell table:style-name="ce1" office:value-type="string">
            <text:p>count(cac:PartyName)&amp;lt;=1</text:p>
          </table:table-cell>
          <table:table-cell table:style-name="ce14" office:value-type="string">
            <text:p>contains(preceding::cbc:CustomizationID, 'urn:www.cenbii.eu:transaction:biicoretrdm001:ver1.0')</text:p>
          </table:table-cell>
          <table:table-cell table:number-columns-repeated="1020"/>
        </table:table-row>
        <table:table-row table:style-name="ro3">
          <table:table-cell table:style-name="ce13" office:value-type="string">
            <text:p>T01</text:p>
          </table:table-cell>
          <table:table-cell table:style-name="ce5" office:value-type="string">
            <text:p>Order</text:p>
          </table:table-cell>
          <table:table-cell table:style-name="ce1" office:value-type="string">
            <text:p>/ubl:Order</text:p>
          </table:table-cell>
          <table:table-cell table:style-name="ce6" table:number-columns-repeated="2"/>
          <table:table-cell table:style-name="ce5"/>
          <table:table-cell table:style-name="ce6" table:number-columns-repeated="251"/>
          <table:table-cell table:style-name="ce7" table:number-columns-repeated="766"/>
          <table:table-cell/>
        </table:table-row>
        <table:table-row table:style-name="ro6">
          <table:table-cell table:style-name="ce13" office:value-type="string">
            <text:p>T01</text:p>
          </table:table-cell>
          <table:table-cell table:style-name="ce6" office:value-type="string">
            <text:p>Customer</text:p>
          </table:table-cell>
          <table:table-cell table:style-name="ce1" office:value-type="string">
            <text:p>/ubl:Order/cac:BuyerCustomerParty/cac:Party</text:p>
          </table:table-cell>
          <table:table-cell table:number-columns-repeated="1021"/>
        </table:table-row>
        <table:table-row table:style-name="ro6">
          <table:table-cell table:style-name="ce13" office:value-type="string">
            <text:p>T01</text:p>
          </table:table-cell>
          <table:table-cell table:style-name="ce6" office:value-type="string">
            <text:p>Supplier</text:p>
          </table:table-cell>
          <table:table-cell table:style-name="ce1" office:value-type="string">
            <text:p>/ubl:Order/cac:SellerSupplierParty/cac:Party</text:p>
          </table:table-cell>
          <table:table-cell table:number-columns-repeated="1021"/>
        </table:table-row>
        <table:table-row table:style-name="ro6">
          <table:table-cell table:style-name="ce13" office:value-type="string">
            <text:p>T01</text:p>
          </table:table-cell>
          <table:table-cell table:style-name="ce6" office:value-type="string">
            <text:p>OrderLine</text:p>
          </table:table-cell>
          <table:table-cell table:style-name="ce1" office:value-type="string">
            <text:p>/ubl:Order/cac:OrderLine</text:p>
          </table:table-cell>
          <table:table-cell table:number-columns-repeated="1021"/>
        </table:table-row>
        <table:table-row table:style-name="ro6">
          <table:table-cell table:style-name="ce13" office:value-type="string">
            <text:p>T01</text:p>
          </table:table-cell>
          <table:table-cell table:style-name="ce6" office:value-type="string">
            <text:p>Item</text:p>
          </table:table-cell>
          <table:table-cell table:style-name="ce1" office:value-type="string">
            <text:p>/ubl:Order/cac:OrderLine/cac:LineItem/cac:Item</text:p>
          </table:table-cell>
          <table:table-cell table:number-columns-repeated="1021"/>
        </table:table-row>
        <table:table-row table:style-name="ro6">
          <table:table-cell table:style-name="ce13" office:value-type="string">
            <text:p>T01</text:p>
          </table:table-cell>
          <table:table-cell table:style-name="ce6" office:value-type="string">
            <text:p>Monetary Total</text:p>
          </table:table-cell>
          <table:table-cell table:style-name="ce1" office:value-type="string">
            <text:p>/ubl:Order/cac:AnticipatedLegalMonetaryTotal</text:p>
          </table:table-cell>
          <table:table-cell table:number-columns-repeated="1021"/>
        </table:table-row>
        <table:table-row table:style-name="ro6">
          <table:table-cell table:style-name="ce13" office:value-type="string">
            <text:p>T01</text:p>
          </table:table-cell>
          <table:table-cell table:style-name="ce6" office:value-type="string">
            <text:p>Originator</text:p>
          </table:table-cell>
          <table:table-cell table:style-name="ce1" office:value-type="string">
            <text:p>/ubl:Order/cac:OriginatoCustomerParty</text:p>
          </table:table-cell>
          <table:table-cell table:number-columns-repeated="1021"/>
        </table:table-row>
        <table:table-row table:style-name="ro6">
          <table:table-cell table:style-name="ce13" office:value-type="string">
            <text:p>T01</text:p>
          </table:table-cell>
          <table:table-cell table:style-name="ce6" office:value-type="string">
            <text:p>Delivery Party</text:p>
          </table:table-cell>
          <table:table-cell table:style-name="ce1" office:value-type="string">
            <text:p>/ubl:Order/cac:Delivery/cac:DeliveryParty</text:p>
          </table:table-cell>
          <table:table-cell table:number-columns-repeated="1021"/>
        </table:table-row>
        <table:table-row table:style-name="ro6" table:number-rows-repeated="6507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tifacts" table:style-name="ta1">
        <table:table-column table:style-name="co11" table:default-cell-style-name="ce1"/>
        <table:table-column table:style-name="co13" table:default-cell-style-name="ce1"/>
        <table:table-column table:style-name="co11" table:number-columns-repeated="1021" table:default-cell-style-name="ce1"/>
        <table:table-column table:style-name="co7" table:default-cell-style-name="ce1"/>
        <table:table-row table:style-name="ro5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  <table:table-cell table:number-columns-repeated="1020"/>
        </table:table-row>
        <table:table-row table:style-name="ro5">
          <table:table-cell table:style-name="ce4"/>
          <table:table-cell table:style-name="ce5" office:value-type="string">
            <text:p>T01</text:p>
          </table:table-cell>
          <table:table-cell table:style-name="ce5" office:value-type="string">
            <text:p>UBL</text:p>
          </table:table-cell>
          <table:table-cell table:style-name="ce12" office:value-type="string">
            <text:p>urn:oasis:names:specification:ubl:schema:xsd:Order-2</text:p>
          </table:table-cell>
          <table:table-cell table:style-name="ce6"/>
          <table:table-cell table:style-name="ce5"/>
          <table:table-cell table:style-name="ce6" table:number-columns-repeated="251"/>
          <table:table-cell table:style-name="ce7" table:number-columns-repeated="767"/>
        </table:table-row>
        <table:table-row table:style-name="ro5">
          <table:table-cell table:style-name="ce8" table:number-columns-repeated="2"/>
          <table:table-cell table:number-columns-repeated="1022"/>
        </table:table-row>
        <table:table-row table:style-name="ro5" table:number-rows-repeated="65532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UBL.A4:UBL.D6543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" svg:font-family="Verdana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3">23/11/2011</text:date>, <text:time>18:3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Oriol Bausà</meta:initial-creator>
    <dc:creator>Oriol Bausà</dc:creator>
    <meta:creation-date>2008-12-08T14:00:31Z</meta:creation-date>
    <dc:date>2011-11-23T18:36:38</dc:date>
    <meta:editing-cycles>120</meta:editing-cycles>
    <meta:editing-duration>PT206H16M38S</meta:editing-duration>
    <meta:document-statistic meta:table-count="3" meta:cell-count="4079" meta:object-count="0"/>
  </office:meta>
</office:document-meta>
</file>